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7600004F64000013DCD0F354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0.6993in"/>
    </style:style>
    <style:style style:name="Table1.B" style:family="table-column">
      <style:table-column-properties style:column-width="0.9993in"/>
    </style:style>
    <style:style style:name="Table1.C" style:family="table-column">
      <style:table-column-properties style:column-width="4.951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5"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Table1.B5" style:family="table-cell" style:data-style-name="N37">
      <style:table-cell-properties fo:padding-left="0.075in" fo:padding-right="0.075in" fo:padding-top="0in" fo:padding-bottom="0in" fo:border-left="0.0069in solid #00000a" fo:border-right="0.0069in solid #00000a" fo:border-top="none" fo:border-bottom="0.0069in solid #00000a"/>
    </style:style>
    <style:style style:name="Table1.C5" style:family="table-cell">
      <style:table-cell-properties fo:padding-left="0.075in" fo:padding-right="0.075in" fo:padding-top="0in" fo:padding-bottom="0in" fo:border-left="0.0069in solid #00000a" fo:border-right="0.0069in solid #00000a" fo:border-top="none" fo:border-bottom="0.0069in solid #00000a"/>
    </style:style>
    <style:style style:name="Table2" style:family="table">
      <style:table-properties style:width="2.3125in" fo:margin-left="2.375in" fo:margin-top="0in" fo:margin-bottom="0in" table:align="left" fo:background-color="#eeece1" style:writing-mode="lr-tb">
        <style:background-image/>
      </style:table-properties>
    </style:style>
    <style:style style:name="Table2.A" style:family="table-column">
      <style:table-column-properties style:column-width="2.3125in"/>
    </style:style>
    <style:style style:name="Table2.1" style:family="table-row">
      <style:table-row-properties style:keep-together="true" fo:keep-together="auto"/>
    </style:style>
    <style:style style:name="Table2.A1" style:family="table-cell">
      <style:table-cell-properties fo:background-color="#eeece1" fo:padding-left="0.075in" fo:padding-right="0.075in" fo:padding-top="0in" fo:padding-bottom="0in" fo:border="0.0069in solid #00000a">
        <style:background-image/>
      </style:table-cell-properties>
    </style:style>
    <style:style style:name="Table3" style:family="table">
      <style:table-properties style:width="2.3125in" fo:margin-left="2.375in" fo:margin-top="0in" fo:margin-bottom="0in" table:align="left" fo:background-color="#eeece1" style:writing-mode="lr-tb">
        <style:background-image/>
      </style:table-properties>
    </style:style>
    <style:style style:name="Table3.A" style:family="table-column">
      <style:table-column-properties style:column-width="2.3125in"/>
    </style:style>
    <style:style style:name="Table3.1" style:family="table-row">
      <style:table-row-properties style:keep-together="true" fo:keep-together="auto"/>
    </style:style>
    <style:style style:name="Table3.A1" style:family="table-cell">
      <style:table-cell-properties fo:background-color="#eeece1" fo:padding-left="0.075in" fo:padding-right="0.075in" fo:padding-top="0in" fo:padding-bottom="0in" fo:border="0.0069in solid #00000a">
        <style:background-image/>
      </style:table-cell-properties>
    </style:style>
    <style:style style:name="Table4" style:family="table">
      <style:table-properties style:width="3.6875in" fo:margin-left="1.7507in" fo:margin-top="0in" fo:margin-bottom="0in" table:align="left" fo:background-color="#eeece1" style:writing-mode="lr-tb">
        <style:background-image/>
      </style:table-properties>
    </style:style>
    <style:style style:name="Table4.A" style:family="table-column">
      <style:table-column-properties style:column-width="3.6875in"/>
    </style:style>
    <style:style style:name="Table4.1" style:family="table-row">
      <style:table-row-properties style:keep-together="true" fo:keep-together="auto"/>
    </style:style>
    <style:style style:name="Table4.A1" style:family="table-cell">
      <style:table-cell-properties fo:background-color="#eeece1" fo:padding-left="0.075in" fo:padding-right="0.075in" fo:padding-top="0in" fo:padding-bottom="0in" fo:border="0.0069in solid #00000a">
        <style:background-image/>
      </style:table-cell-properties>
    </style:style>
    <style:style style:name="Table5" style:family="table">
      <style:table-properties style:width="4.4097in" fo:margin-top="0in" fo:margin-bottom="0in" table:align="center" style:writing-mode="lr-tb"/>
    </style:style>
    <style:style style:name="Table5.A" style:family="table-column">
      <style:table-column-properties style:column-width="0.8806in"/>
    </style:style>
    <style:style style:name="Table5.B" style:family="table-column">
      <style:table-column-properties style:column-width="1in"/>
    </style:style>
    <style:style style:name="Table5.C" style:family="table-column">
      <style:table-column-properties style:column-width="2.5292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3.475in" fo:margin-top="0in" fo:margin-bottom="0in" table:align="center" fo:background-color="#eeece1" style:writing-mode="lr-tb">
        <style:background-image/>
      </style:table-properties>
    </style:style>
    <style:style style:name="Table6.A" style:family="table-column">
      <style:table-column-properties style:column-width="3.475in"/>
    </style:style>
    <style:style style:name="Table6.1" style:family="table-row">
      <style:table-row-properties style:keep-together="true" fo:keep-together="auto"/>
    </style:style>
    <style:style style:name="Table6.A1" style:family="table-cell">
      <style:table-cell-properties fo:background-color="#eeece1" fo:padding-left="0.075in" fo:padding-right="0.075in" fo:padding-top="0in" fo:padding-bottom="0in" fo:border="0.0069in solid #00000a">
        <style:background-image/>
      </style:table-cell-properties>
    </style:style>
    <style:style style:name="Table7" style:family="table">
      <style:table-properties style:width="3.575in" fo:margin-top="0in" fo:margin-bottom="0in" table:align="center" style:writing-mode="lr-tb"/>
    </style:style>
    <style:style style:name="Table7.A" style:family="table-column">
      <style:table-column-properties style:column-width="1.6368in"/>
    </style:style>
    <style:style style:name="Table7.B" style:family="table-column">
      <style:table-column-properties style:column-width="1.938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3.075in" fo:margin-top="0in" fo:margin-bottom="0in" table:align="center" fo:background-color="#eeece1" style:writing-mode="lr-tb">
        <style:background-image/>
      </style:table-properties>
    </style:style>
    <style:style style:name="Table8.A" style:family="table-column">
      <style:table-column-properties style:column-width="3.075in"/>
    </style:style>
    <style:style style:name="Table8.1" style:family="table-row">
      <style:table-row-properties style:keep-together="true" fo:keep-together="auto"/>
    </style:style>
    <style:style style:name="Table8.A1" style:family="table-cell">
      <style:table-cell-properties fo:background-color="#eeece1" fo:padding-left="0.075in" fo:padding-right="0.075in" fo:padding-top="0in" fo:padding-bottom="0in" fo:border="0.0069in solid #00000a">
        <style:background-image/>
      </style:table-cell-properties>
    </style:style>
    <style:style style:name="Table9" style:family="table">
      <style:table-properties style:width="2.4in" fo:margin-top="0in" fo:margin-bottom="0in" table:align="center" fo:background-color="#eeece1" style:writing-mode="lr-tb">
        <style:background-image/>
      </style:table-properties>
    </style:style>
    <style:style style:name="Table9.A" style:family="table-column">
      <style:table-column-properties style:column-width="2.4in"/>
    </style:style>
    <style:style style:name="Table9.1" style:family="table-row">
      <style:table-row-properties style:keep-together="true" fo:keep-together="auto"/>
    </style:style>
    <style:style style:name="Table9.A1" style:family="table-cell">
      <style:table-cell-properties fo:background-color="#eeece1" fo:padding-left="0.075in" fo:padding-right="0.075in" fo:padding-top="0in" fo:padding-bottom="0in" fo:border="0.0069in solid #00000a">
        <style:background-image/>
      </style:table-cell-properties>
    </style:style>
    <style:style style:name="Table10" style:family="table">
      <style:table-properties style:width="3.7in" fo:margin-top="0in" fo:margin-bottom="0in" table:align="center" fo:background-color="#eeece1" style:writing-mode="lr-tb">
        <style:background-image/>
      </style:table-properties>
    </style:style>
    <style:style style:name="Table10.A" style:family="table-column">
      <style:table-column-properties style:column-width="3.7in"/>
    </style:style>
    <style:style style:name="Table10.1" style:family="table-row">
      <style:table-row-properties style:keep-together="true" fo:keep-together="auto"/>
    </style:style>
    <style:style style:name="Table10.A1" style:family="table-cell">
      <style:table-cell-properties fo:background-color="#eeece1" fo:padding-left="0.075in" fo:padding-right="0.075in" fo:padding-top="0in" fo:padding-bottom="0in" fo:border="0.0069in solid #00000a">
        <style:background-image/>
      </style:table-cell-properties>
    </style:style>
    <style:style style:name="Table11" style:family="table">
      <style:table-properties style:width="6.2625in" fo:margin-top="0in" fo:margin-bottom="0in" table:align="center" fo:background-color="#eeece1" style:writing-mode="lr-tb">
        <style:background-image/>
      </style:table-properties>
    </style:style>
    <style:style style:name="Table11.A" style:family="table-column">
      <style:table-column-properties style:column-width="6.2625in"/>
    </style:style>
    <style:style style:name="Table11.1" style:family="table-row">
      <style:table-row-properties style:keep-together="true" fo:keep-together="auto"/>
    </style:style>
    <style:style style:name="Table11.A1" style:family="table-cell">
      <style:table-cell-properties fo:background-color="#eeece1" fo:padding-left="0.075in" fo:padding-right="0.075in" fo:padding-top="0in" fo:padding-bottom="0in" fo:border="0.0069in solid #00000a">
        <style:background-image/>
      </style:table-cell-properties>
    </style:style>
    <style:style style:name="Table12" style:family="table">
      <style:table-properties style:width="3.7in" fo:margin-top="0in" fo:margin-bottom="0in" table:align="center" fo:background-color="#eeece1" style:writing-mode="lr-tb">
        <style:background-image/>
      </style:table-properties>
    </style:style>
    <style:style style:name="Table12.A" style:family="table-column">
      <style:table-column-properties style:column-width="3.7in"/>
    </style:style>
    <style:style style:name="Table12.1" style:family="table-row">
      <style:table-row-properties style:keep-together="true" fo:keep-together="auto"/>
    </style:style>
    <style:style style:name="Table12.A1" style:family="table-cell">
      <style:table-cell-properties fo:background-color="#eeece1" fo:padding-left="0.075in" fo:padding-right="0.075in" fo:padding-top="0in" fo:padding-bottom="0in" fo:border="0.0069in solid #00000a">
        <style:background-image/>
      </style:table-cell-properties>
    </style:style>
    <style:style style:name="Table13" style:family="table">
      <style:table-properties style:width="3.7in" fo:margin-top="0in" fo:margin-bottom="0in" table:align="center" fo:background-color="#eeece1" style:writing-mode="lr-tb">
        <style:background-image/>
      </style:table-properties>
    </style:style>
    <style:style style:name="Table13.A" style:family="table-column">
      <style:table-column-properties style:column-width="3.7in"/>
    </style:style>
    <style:style style:name="Table13.1" style:family="table-row">
      <style:table-row-properties style:keep-together="true" fo:keep-together="auto"/>
    </style:style>
    <style:style style:name="Table13.A1" style:family="table-cell">
      <style:table-cell-properties fo:background-color="#eeece1" fo:padding-left="0.075in" fo:padding-right="0.075in" fo:padding-top="0in" fo:padding-bottom="0in" fo:border="0.0069in solid #00000a">
        <style:background-image/>
      </style:table-cell-properties>
    </style:style>
    <style:style style:name="Table14" style:family="table">
      <style:table-properties style:width="3.7in" fo:margin-top="0in" fo:margin-bottom="0in" table:align="center" fo:background-color="#eeece1" style:writing-mode="lr-tb">
        <style:background-image/>
      </style:table-properties>
    </style:style>
    <style:style style:name="Table14.A" style:family="table-column">
      <style:table-column-properties style:column-width="3.7in"/>
    </style:style>
    <style:style style:name="Table14.1" style:family="table-row">
      <style:table-row-properties style:keep-together="true" fo:keep-together="auto"/>
    </style:style>
    <style:style style:name="Table14.A1" style:family="table-cell">
      <style:table-cell-properties fo:background-color="#eeece1"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365f91" style:font-name="Cambria" fo:font-size="14pt" style:font-size-asian="14pt" style:language-asian="ja" style:country-asian="JP" style:font-size-complex="14pt"/>
    </style:style>
    <style:style style:name="P3" style:family="paragraph" style:parent-style-name="Standard">
      <style:text-properties fo:color="#365f91" style:font-name="Cambria" fo:font-size="14pt" fo:font-weight="bold" style:font-size-asian="14pt" style:font-weight-asian="bold" style:font-size-complex="14pt" style:font-weight-complex="bold"/>
    </style:style>
    <style:style style:name="P4" style:family="paragraph" style:parent-style-name="Standard">
      <style:text-properties fo:color="#4f81bd" style:font-name="Cambria" fo:font-size="13pt" style:font-size-asian="13pt" style:font-size-complex="13pt"/>
    </style:style>
    <style:style style:name="P5" style:family="paragraph" style:parent-style-name="Standard">
      <style:text-properties fo:color="#4f81bd" style:font-name="Cambria" fo:font-size="13pt" fo:font-weight="bold" style:font-size-asian="13pt" style:font-weight-asian="bold" style:font-size-complex="13pt" style:font-weight-complex="bold"/>
    </style:style>
    <style:style style:name="P6" style:family="paragraph" style:parent-style-name="Standard">
      <style:text-properties fo:color="#4f81bd" style:font-name="Cambria" fo:font-weight="bold" style:font-weight-asian="bold" style:font-weight-complex="bold"/>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center" style:justify-single-word="false"/>
      <style:text-properties style:font-name="Courier New" style:font-name-complex="Courier New1"/>
    </style:style>
    <style:style style:name="P9" style:family="paragraph" style:parent-style-name="No_20_Spacing">
      <style:paragraph-properties fo:margin-top="0in" fo:margin-bottom="0in" fo:line-height="100%"/>
    </style:style>
    <style:style style:name="P10" style:family="paragraph" style:parent-style-name="No_20_Spacing">
      <style:paragraph-properties fo:margin-top="0in" fo:margin-bottom="0in" fo:line-height="100%" fo:keep-with-next="always"/>
    </style:style>
    <style:style style:name="P11" style:family="paragraph" style:parent-style-name="No_20_Spacing">
      <style:paragraph-properties fo:margin-top="0in" fo:margin-bottom="0in" fo:line-height="100%" fo:keep-with-next="always"/>
      <style:text-properties style:font-name="Courier New" fo:font-weight="bold" style:font-weight-asian="bold" style:font-name-complex="Courier New1"/>
    </style:style>
    <style:style style:name="P12" style:family="paragraph" style:parent-style-name="No_20_Spacing">
      <style:text-properties style:font-name="Courier New" style:font-name-complex="Courier New1"/>
    </style:style>
    <style:style style:name="P13" style:family="paragraph" style:parent-style-name="Contents_20_Heading">
      <style:paragraph-properties fo:text-align="center" style:justify-single-word="false"/>
    </style:style>
    <style:style style:name="P14" style:family="paragraph" style:parent-style-name="Contents_20_Heading">
      <style:paragraph-properties fo:text-align="center" style:justify-single-word="false" fo:break-before="page"/>
    </style:style>
    <style:style style:name="P15" style:family="paragraph" style:parent-style-name="Title">
      <style:paragraph-properties fo:text-align="center" style:justify-single-word="false"/>
    </style:style>
    <style:style style:name="P16" style:family="paragraph" style:parent-style-name="Heading_20_1" style:master-page-name="Converted1">
      <style:paragraph-properties style:page-number="auto"/>
    </style:style>
    <style:style style:name="P17" style:family="paragraph" style:parent-style-name="Heading_20_1">
      <style:paragraph-properties fo:break-before="page"/>
    </style:style>
    <style:style style:name="P18" style:family="paragraph" style:parent-style-name="Standard">
      <style:paragraph-properties fo:margin-top="0in" fo:margin-bottom="0in" fo:line-height="100%" fo:text-align="center" style:justify-single-word="false"/>
      <style:text-properties fo:font-weight="bold" style:font-weight-asian="bold"/>
    </style:style>
    <style:style style:name="P19" style:family="paragraph" style:parent-style-name="Standard">
      <style:paragraph-properties fo:margin-top="0in" fo:margin-bottom="0in" fo:line-height="100%" fo:text-align="center" style:justify-single-word="false"/>
      <style:text-properties style:font-name="Courier New" style:font-name-complex="Courier New1"/>
    </style:style>
    <style:style style:name="P20" style:family="paragraph" style:parent-style-name="Standard">
      <style:paragraph-properties fo:margin-top="0in" fo:margin-bottom="0in" fo:line-height="100%"/>
    </style:style>
    <style:style style:name="P21" style:family="paragraph" style:parent-style-name="Heading_20_2">
      <style:paragraph-properties fo:break-before="page"/>
    </style:style>
    <style:style style:name="P22" style:family="paragraph" style:parent-style-name="Title" style:master-page-name="Standard">
      <style:paragraph-properties fo:text-align="center" style:justify-single-word="false" style:page-number="auto"/>
    </style:style>
    <style:style style:name="P23" style:family="paragraph" style:parent-style-name="No_20_Spacing">
      <style:paragraph-properties fo:margin-top="0in" fo:margin-bottom="0in" fo:line-height="100%" fo:keep-with-next="always"/>
      <style:text-properties style:font-name="Courier New" fo:font-weight="bold" style:font-weight-asian="bold" style:font-name-complex="Courier New1"/>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style:font-name="Courier New" style:font-name-complex="Courier New1"/>
    </style:style>
    <style:style style:name="T2" style:family="text">
      <style:text-properties fo:font-weight="normal" style:font-weight-asian="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5"/>
      <text:p text:style-name="P15">Miny18</text:p>
      <text:p text:style-name="P15">Programmers Manual</text:p>
      <text:p text:style-name="Standard"/>
      <text:p text:style-name="Standard"/>
      <text:p text:style-name="Standard"/>
      <text:p text:style-name="Standard"/>
      <text:p text:style-name="Standard"/>
      <text:p text:style-name="Standard"/>
      <text:p text:style-name="P1">By Mike Christle</text:p>
      <text:p text:style-name="P2"/>
      <text:p text:style-name="P1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Version</text:p>
          </table:table-cell>
          <table:table-cell table:style-name="Table1.A1" office:value-type="string">
            <text:p text:style-name="P7">Date</text:p>
          </table:table-cell>
          <table:table-cell table:style-name="Table1.A1" office:value-type="string">
            <text:p text:style-name="P7">Description</text:p>
          </table:table-cell>
        </table:table-row>
        <table:table-row table:style-name="Table1.1">
          <table:table-cell table:style-name="Table1.A1" office:value-type="string">
            <text:p text:style-name="P7">1.0</text:p>
          </table:table-cell>
          <table:table-cell table:style-name="Table1.A1" office:value-type="string">
            <text:p text:style-name="P7">09/01/2020</text:p>
          </table:table-cell>
          <table:table-cell table:style-name="Table1.A1" office:value-type="string">
            <text:p text:style-name="P7">Initial release</text:p>
          </table:table-cell>
        </table:table-row>
        <table:table-row table:style-name="Table1.1">
          <table:table-cell table:style-name="Table1.A1" office:value-type="string">
            <text:p text:style-name="P7">1.1</text:p>
          </table:table-cell>
          <table:table-cell table:style-name="Table1.A1" office:value-type="string">
            <text:p text:style-name="P7">09/14/2020</text:p>
          </table:table-cell>
          <table:table-cell table:style-name="Table1.A1" office:value-type="string">
            <text:p text:style-name="P7">Add hardware configuration command</text:p>
          </table:table-cell>
        </table:table-row>
        <table:table-row table:style-name="Table1.1">
          <table:table-cell table:style-name="Table1.A1" office:value-type="string">
            <text:p text:style-name="P7">1.2</text:p>
          </table:table-cell>
          <table:table-cell table:style-name="Table1.A1" office:value-type="string">
            <text:p text:style-name="P7">09/16/2020</text:p>
          </table:table-cell>
          <table:table-cell table:style-name="Table1.A1" office:value-type="string">
            <text:p text:style-name="P7">Add nop statement</text:p>
          </table:table-cell>
        </table:table-row>
        <table:table-row table:style-name="Table1.1">
          <table:table-cell table:style-name="Table1.A5" office:value-type="float" office:value="1.3">
            <text:p text:style-name="P7">1.3</text:p>
          </table:table-cell>
          <table:table-cell table:style-name="Table1.B5" office:value-type="date" office:date-value="2023-05-13">
            <text:p text:style-name="P7">05/13/23</text:p>
          </table:table-cell>
          <table:table-cell table:style-name="Table1.C5" office:value-type="string">
            <text:p text:style-name="P7">Add feedback email</text:p>
          </table:table-cell>
        </table:table-row>
      </table:table>
      <text:p text:style-name="Standard"/>
      <text:p text:style-name="P13">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622_1531288728">Introduction<text:tab/>3</text:a></text:p>
          <text:p text:style-name="P24"><text:a xlink:type="simple" xlink:href="#__RefHeading__1624_1531288728">TERMS OF USE: MIT License<text:tab/>3</text:a></text:p>
          <text:p text:style-name="P24"><text:a xlink:type="simple" xlink:href="#__RefHeading__1626_1531288728">Build Process<text:tab/>4</text:a></text:p>
          <text:p text:style-name="P24"><text:a xlink:type="simple" xlink:href="#__RefHeading__1628_1531288728">Program Structure<text:tab/>4</text:a></text:p>
          <text:p text:style-name="P24"><text:a xlink:type="simple" xlink:href="#__RefHeading__1630_1531288728">Language Syntax<text:tab/>5</text:a></text:p>
          <text:p text:style-name="P25"><text:a xlink:type="simple" xlink:href="#__RefHeading__1632_1531288728">Comments<text:tab/>5</text:a></text:p>
          <text:p text:style-name="P25"><text:a xlink:type="simple" xlink:href="#__RefHeading__1634_1531288728">Data Types<text:tab/>5</text:a></text:p>
          <text:p text:style-name="P25"><text:a xlink:type="simple" xlink:href="#__RefHeading__1636_1531288728">Literals<text:tab/>5</text:a></text:p>
          <text:p text:style-name="P25"><text:a xlink:type="simple" xlink:href="#__RefHeading__1638_1531288728">Variable Declaration<text:tab/>6</text:a></text:p>
          <text:p text:style-name="P25"><text:a xlink:type="simple" xlink:href="#__RefHeading__1640_1531288728">Integer Arrays and Variables<text:tab/>6</text:a></text:p>
          <text:p text:style-name="P25"><text:a xlink:type="simple" xlink:href="#__RefHeading__1642_1531288728">boolean Variables<text:tab/>7</text:a></text:p>
          <text:p text:style-name="P25"><text:a xlink:type="simple" xlink:href="#__RefHeading__1644_1531288728">If Statements<text:tab/>7</text:a></text:p>
          <text:p text:style-name="P25"><text:a xlink:type="simple" xlink:href="#__RefHeading__1646_1531288728">Loops<text:tab/>7</text:a></text:p>
          <text:p text:style-name="P25"><text:a xlink:type="simple" xlink:href="#__RefHeading__1648_1531288728">Functions<text:tab/>8</text:a></text:p>
          <text:p text:style-name="P25"><text:a xlink:type="simple" xlink:href="#__RefHeading__1650_1531288728">Interrupt Service Routines<text:tab/>9</text:a></text:p>
          <text:p text:style-name="P25"><text:a xlink:type="simple" xlink:href="#__RefHeading__1652_1531288728">Timing<text:tab/>10</text:a></text:p>
          <text:p text:style-name="P25"><text:a xlink:type="simple" xlink:href="#__RefHeading__1654_1531288728">System Control<text:tab/>11</text:a></text:p>
          <text:p text:style-name="P25"><text:a xlink:type="simple" xlink:href="#__RefHeading__1656_1531288728">Memory Configuration<text:tab/>11</text:a></text:p>
          <text:p text:style-name="P25"><text:a xlink:type="simple" xlink:href="#__RefHeading__1658_1531288728">Strings<text:tab/>12</text:a></text:p>
          <text:p text:style-name="P24"><text:a xlink:type="simple" xlink:href="#__RefHeading__1660_1531288728">Appendix A - BNF Grammar<text:tab/>13</text:a></text:p>
        </text:index-body>
      </text:table-of-content>
      <text:p text:style-name="Standard"><text:a xlink:type="simple" xlink:href="#_Toc50976412" text:style-name="Internet_20_link" text:visited-style-name="Visited_20_Internet_20_Link"/></text:p>
      <text:list xml:id="list3745296109458075692" text:style-name="Outline">
        <text:list-item>
          <text:h text:style-name="P16" text:outline-level="1"><text:bookmark-start text:name="Bookmark"/><text:bookmark-start text:name="__RefHeading__1622_1531288728"/>Introduction<text:bookmark-end text:name="Bookmark"/><text:bookmark-end text:name="__RefHeading__1622_1531288728"/></text:h>
        </text:list-item>
      </text:list>
      <text:p text:style-name="Standard">Does the world need another compiler? Probably not. However, I took a course in compiler design a couple of years ago and found the subject absolutely fascinating. Since then I have had a lot of fun working on this little project. If anyone else finds it useful, well that’s good to.</text:p>
      <text:p text:style-name="Standard">Miny18 is a command line compiler that outputs Proc18 assembly code. Proc18 is a companion project that I have been working on. Proc18 is a micro-controller implemented in Verilog for use in FPGA designs. See the Proc18 User’s Manuel for details.</text:p>
      <text:p text:style-name="Standard">The language is called Miny18 because my original design goal was to develop a useful language with minimal syntax. After many iterations of both Miny18 and Proc18 both have become very useful tools for FPGA based embedded applications. Miny18 consist of two programs, a compiler and an assembler, both written in Java.</text:p>
      <text:p text:style-name="Standard">Constructive feedback is always welcome at feedback@christle.us.</text:p>
      <text:list xml:id="list31808258" text:continue-numbering="true" text:style-name="Outline">
        <text:list-item>
          <text:h text:style-name="Heading_20_1" text:outline-level="1"><text:bookmark-start text:name="Bookmark1"/><text:bookmark-start text:name="__RefHeading__1624_1531288728"/>TERMS OF USE: MIT License<text:bookmark-end text:name="Bookmark1"/><text:bookmark-end text:name="__RefHeading__1624_1531288728"/></text:h>
        </text:list-item>
      </text:list>
      <text:p text:style-name="Standard">Copyright Mike Christle 2020</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list xml:id="list31806552" text:continue-numbering="true" text:style-name="Outline">
        <text:list-item>
          <text:h text:style-name="P17" text:outline-level="1"><text:bookmark-start text:name="Bookmark2"/><text:bookmark-start text:name="__RefHeading__1626_1531288728"/>Build Process<text:bookmark-end text:name="Bookmark2"/><text:bookmark-end text:name="__RefHeading__1626_1531288728"/></text:h>
        </text:list-item>
      </text:list>
      <text:p text:style-name="Standard"><draw:frame draw:style-name="fr1" draw:name="1" text:anchor-type="as-char" svg:width="7in" svg:height="1.75in" draw:z-index="0"><draw:image xlink:href="Pictures/2000007600004F64000013DCD0F35491.wmf" xlink:type="simple" xlink:show="embed" xlink:actuate="onLoad"/></draw:frame></text:p>
      <text:p text:style-name="Standard">The .m file is your Miny18 source. The .asm file contains the Proc18 assembly source. The .asm file is passed to the Proc18 assembler. The code.hex file contains the object code, and the const.hex contains constant data, as hexadecimal constants. The .hex files are included in the applicable Verilog files for code and constant data.</text:p>
      <text:p text:style-name="Standard">I developed this project on a Windows PC, so I have included several .bat files with the source. You Linux people should have no trouble converting these to script files.</text:p>
      <text:p text:style-name="No_20_Spacing"><text:tab/>init.bat<text:tab/><text:tab/>Initialize environment variables</text:p>
      <text:p text:style-name="No_20_Spacing"><text:tab/>b.bat<text:tab/><text:tab/>Build a single Java file</text:p>
      <text:p text:style-name="No_20_Spacing"><text:tab/>ball.bat<text:tab/><text:tab/>Build all Java files</text:p>
      <text:p text:style-name="No_20_Spacing"><text:tab/>miny.bat<text:tab/>Compile and assemble a miny18 file</text:p>
      <text:p text:style-name="No_20_Spacing"/>
      <text:p text:style-name="Standard">Miny18 will stop on the first error and output a (hopefully useful) error message and the source line number.</text:p>
      <text:list xml:id="list31789179" text:continue-numbering="true" text:style-name="Outline">
        <text:list-item>
          <text:h text:style-name="Heading_20_1" text:outline-level="1"><text:bookmark-start text:name="Bookmark3"/><text:bookmark-start text:name="__RefHeading__1628_1531288728"/>Program Structure<text:bookmark-end text:name="Bookmark3"/><text:bookmark-end text:name="__RefHeading__1628_1531288728"/></text:h>
        </text:list-item>
      </text:list>
      <text:p text:style-name="Standard">Each .m file contains a module. The file name must match the module name. Lines starting with the <text:span text:style-name="T1">‘#’</text:span> character are comments. This listing shows the code to light a LED.</text:p>
      <table:table table:name="Table2" table:style-name="Table2">
        <table:table-column table:style-name="Table2.A"/>
        <table:table-row table:style-name="Table2.1">
          <table:table-cell table:style-name="Table2.A1" office:value-type="string">
            <text:p text:style-name="P9"><text:span text:style-name="Emphasis"># File: LedOn1.m</text:span></text:p>
            <text:p text:style-name="P9"><text:span text:style-name="Emphasis">module LedOn1</text:span></text:p>
            <text:p text:style-name="P9"><text:span text:style-name="Emphasis">{</text:span></text:p>
            <text:p text:style-name="P9"><text:span text:style-name="Emphasis"><text:s text:c="4"/>bool LED 63</text:span></text:p>
            <text:p text:style-name="P9"><text:span text:style-name="Emphasis"/></text:p>
            <text:p text:style-name="P9"><text:span text:style-name="Emphasis"><text:s text:c="4"/>func main()</text:span></text:p>
            <text:p text:style-name="P9"><text:span text:style-name="Emphasis"><text:s text:c="4"/>{</text:span></text:p>
            <text:p text:style-name="P9"><text:span text:style-name="Emphasis"><text:s text:c="8"/>LED = true</text:span></text:p>
            <text:p text:style-name="P9"><text:span text:style-name="Emphasis"><text:s text:c="8"/>halt</text:span></text:p>
            <text:p text:style-name="P9"><text:span text:style-name="Emphasis"><text:s text:c="4"/>}</text:span></text:p>
            <text:p text:style-name="P10"><text:span text:style-name="Emphasis">}</text:span></text:p>
          </table:table-cell>
        </table:table-row>
      </table:table>
      <text:p text:style-name="Standard"/>
      <text:p text:style-name="Standard">The top level module in a project must have a main function that has no parameters and returns no value. This program ends with a <text:span text:style-name="T1">halt</text:span> statement because the main function must never return. A typical program will <text:soft-page-break/>either setup interrupts then halt, or use an endless loop. The <text:span text:style-name="T1">bool</text:span> statement defines the boolean port that is connected to the LED in Verilog, see the Proc18 User’s Manual for details. Ports can be boolean or integer. In a real project I put all of the port declarations in a separate file named IO.m, and then reference these ports in the other files by appending IO. to the port name. So this program should look like the following:</text:p>
      <table:table table:name="Table3" table:style-name="Table3">
        <table:table-column table:style-name="Table3.A"/>
        <table:table-row table:style-name="Table3.1">
          <table:table-cell table:style-name="Table3.A1" office:value-type="string">
            <text:p text:style-name="P9"><text:span text:style-name="Emphasis"># File: IO.m</text:span></text:p>
            <text:p text:style-name="P9"><text:span text:style-name="Emphasis">Module IO</text:span></text:p>
            <text:p text:style-name="P9"><text:span text:style-name="Emphasis">{</text:span></text:p>
            <text:p text:style-name="P9"><text:span text:style-name="Emphasis"><text:s text:c="4"/>bool LED 63</text:span></text:p>
            <text:p text:style-name="P9"><text:span text:style-name="Emphasis"><text:s text:c="4"/>port UART 23</text:span></text:p>
            <text:p text:style-name="P9"><text:span text:style-name="Emphasis">}</text:span></text:p>
            <text:p text:style-name="P9"><text:span text:style-name="Emphasis"/></text:p>
            <text:p text:style-name="P9"><text:span text:style-name="Emphasis"># File: LedOn2.m</text:span></text:p>
            <text:p text:style-name="P9"><text:span text:style-name="Emphasis">module LedOn2</text:span></text:p>
            <text:p text:style-name="P9"><text:span text:style-name="Emphasis">{</text:span></text:p>
            <text:p text:style-name="P9"><text:span text:style-name="Emphasis"><text:s text:c="4"/>func main()</text:span></text:p>
            <text:p text:style-name="P9"><text:span text:style-name="Emphasis"><text:s text:c="4"/>{</text:span></text:p>
            <text:p text:style-name="P9"><text:span text:style-name="Emphasis"><text:s text:c="8"/>IO.LED = true</text:span></text:p>
            <text:p text:style-name="P9"><text:span text:style-name="Emphasis"><text:s text:c="8"/>IO.UART = ‘A’</text:span></text:p>
            <text:p text:style-name="P9"><text:span text:style-name="Emphasis"><text:s text:c="8"/>halt</text:span></text:p>
            <text:p text:style-name="P9"><text:span text:style-name="Emphasis"><text:s text:c="4"/>}</text:span></text:p>
            <text:p text:style-name="P10"><text:span text:style-name="Emphasis">}</text:span></text:p>
          </table:table-cell>
        </table:table-row>
      </table:table>
      <text:p text:style-name="Standard"/>
      <text:p text:style-name="Standard">Variables declared in a function are only visible to that function. All functions are global, as are all port, constants and variables declared at the module level.</text:p>
      <text:list xml:id="list31799887" text:continue-numbering="true" text:style-name="Outline">
        <text:list-item>
          <text:h text:style-name="Heading_20_1" text:outline-level="1"><text:bookmark-start text:name="Bookmark4"/><text:bookmark-start text:name="__RefHeading__1630_1531288728"/>Language Syntax<text:bookmark-end text:name="Bookmark4"/><text:bookmark-end text:name="__RefHeading__1630_1531288728"/></text:h>
        </text:list-item>
      </text:list>
      <text:p text:style-name="Standard">Miny18 is case sensitive, ABC != Abc != abc. Appendix A is the BNF for the precise syntax of the language.</text:p>
      <text:list xml:id="list31809034" text:continue-numbering="true" text:style-name="Outline">
        <text:list-item>
          <text:list>
            <text:list-item>
              <text:h text:style-name="Heading_20_2" text:outline-level="2"><text:bookmark-start text:name="Bookmark5"/><text:bookmark-start text:name="__RefHeading__1632_1531288728"/>Comments<text:bookmark-end text:name="Bookmark5"/><text:bookmark-end text:name="__RefHeading__1632_1531288728"/></text:h>
            </text:list-item>
          </text:list>
        </text:list-item>
      </text:list>
      <text:p text:style-name="Standard">Miny18 supports line comments with the <text:span text:style-name="T1">#</text:span> character. Anything on the line after the <text:span text:style-name="T1">#</text:span> is ignored.</text:p>
      <text:list xml:id="list31791976" text:continue-numbering="true" text:style-name="Outline">
        <text:list-item>
          <text:list>
            <text:list-item>
              <text:h text:style-name="Heading_20_2" text:outline-level="2"><text:bookmark-start text:name="Bookmark6"/><text:bookmark-start text:name="__RefHeading__1634_1531288728"/>Data Types<text:bookmark-end text:name="Bookmark6"/><text:bookmark-end text:name="__RefHeading__1634_1531288728"/></text:h>
            </text:list-item>
          </text:list>
        </text:list-item>
      </text:list>
      <text:p text:style-name="No_20_Spacing">int<text:tab/>18 bit signed integer</text:p>
      <text:p text:style-name="No_20_Spacing">bool<text:tab/>1 bit boolean</text:p>
      <text:list xml:id="list31786254" text:continue-numbering="true" text:style-name="Outline">
        <text:list-item>
          <text:list>
            <text:list-item>
              <text:h text:style-name="Heading_20_2" text:outline-level="2"><text:bookmark-start text:name="Bookmark7"/><text:bookmark-start text:name="__RefHeading__1636_1531288728"/>Literals<text:bookmark-end text:name="Bookmark7"/><text:bookmark-end text:name="__RefHeading__1636_1531288728"/></text:h>
            </text:list-item>
          </text:list>
        </text:list-item>
      </text:list>
      <text:p text:style-name="Standard">Literal values are specified similar to C, they start with a digit and the default is decimal. The <text:span text:style-name="Emphasis">0x</text:span>, <text:span text:style-name="Emphasis">0o</text:span>, and <text:span text:style-name="Emphasis">0b</text:span> prefixes specify hexadecimal, octal, and binary formats respectively. Character constants are enclosed in single quotes, for example <text:span text:style-name="T1">‘A’</text:span>, and are interpreted as integers. Literal values can contain the underscore character to make them more readable.</text:p>
      <text:p text:style-name="Standard">Named literals can be declared to the module level using the <text:span text:style-name="T1">const</text:span> keyword. The expression for the value can use any of the regular operators, plus division and modulo.</text:p>
      <text:list xml:id="list31805584" text:continue-numbering="true" text:style-name="Outline">
        <text:list-item>
          <text:list>
            <text:list-item>
              <text:h text:style-name="Heading_20_2" text:outline-level="2"><text:bookmark-start text:name="Bookmark8"/><text:bookmark-start text:name="__RefHeading__1638_1531288728"/><text:soft-page-break/>Variable Declaration<text:bookmark-end text:name="Bookmark8"/><text:bookmark-end text:name="__RefHeading__1638_1531288728"/></text:h>
            </text:list-item>
          </text:list>
        </text:list-item>
      </text:list>
      <text:p text:style-name="Standard">Variables can be declared at the module level or anywhere in a function. Variables declared to the module level are visible to other modules with the syntax ModuleName <text:span text:style-name="T1">‘.’</text:span> VariableName. Variables declared in a function must be given a value when declared, and must be declared before being used.</text:p>
      <table:table table:name="Table4" table:style-name="Table4">
        <table:table-column table:style-name="Table4.A"/>
        <table:table-row table:style-name="Table4.1">
          <table:table-cell table:style-name="Table4.A1" office:value-type="string">
            <text:p text:style-name="P9"><text:span text:style-name="Emphasis">#File: Mod1.m</text:span></text:p>
            <text:p text:style-name="P9"><text:span text:style-name="Emphasis">module Mod1</text:span></text:p>
            <text:p text:style-name="P9"><text:span text:style-name="Emphasis">{</text:span></text:p>
            <text:p text:style-name="P9"><text:span text:style-name="Emphasis"><text:s text:c="4"/>bool b1, b2</text:span></text:p>
            <text:p text:style-name="P9"><text:span text:style-name="Emphasis"><text:s text:c="4"/>int i1, i2</text:span></text:p>
            <text:p text:style-name="P9"><text:span text:style-name="Emphasis"/></text:p>
            <text:p text:style-name="P9"><text:span text:style-name="Emphasis"><text:s text:c="4"/>const int WIDTH = 0x100</text:span></text:p>
            <text:p text:style-name="P9"><text:span text:style-name="Emphasis"><text:s text:c="4"/>const int HEIGHT = 0x200</text:span></text:p>
            <text:p text:style-name="P9"><text:span text:style-name="Emphasis"><text:s text:c="4"/>const int SIZE = WIDTH * HEIGHT</text:span></text:p>
            <text:p text:style-name="P9"><text:span text:style-name="Emphasis"><text:s text:c="4"/>const bool ENABLED = true</text:span></text:p>
            <text:p text:style-name="P9"><text:span text:style-name="Emphasis">}</text:span></text:p>
            <text:p text:style-name="P9"><text:span text:style-name="Emphasis"/></text:p>
            <text:p text:style-name="P9"><text:span text:style-name="Emphasis"># File: Mod2.m</text:span></text:p>
            <text:p text:style-name="P9"><text:span text:style-name="Emphasis">module Mod2</text:span></text:p>
            <text:p text:style-name="P9"><text:span text:style-name="Emphasis">{</text:span></text:p>
            <text:p text:style-name="P9"><text:span text:style-name="Emphasis"><text:s text:c="4"/>func some_func()</text:span></text:p>
            <text:p text:style-name="P9"><text:span text:style-name="Emphasis"><text:s text:c="4"/>{</text:span></text:p>
            <text:p text:style-name="P9"><text:span text:style-name="Emphasis"><text:s text:c="8"/>int i3 = Mod1.i1</text:span></text:p>
            <text:p text:style-name="P9"><text:span text:style-name="Emphasis"><text:s text:c="8"/>bool b3 = Mod1.b2</text:span></text:p>
            <text:p text:style-name="P9"><text:span text:style-name="Emphasis"><text:s text:c="8"/>int i4 = Mod1.SIZE</text:span></text:p>
            <text:p text:style-name="P9"><text:span text:style-name="Emphasis"><text:s text:c="4"/>}</text:span></text:p>
            <text:p text:style-name="P10"><text:span text:style-name="Emphasis">}</text:span></text:p>
          </table:table-cell>
        </table:table-row>
      </table:table>
      <text:list xml:id="list31804328" text:continue-numbering="true" text:style-name="Outline">
        <text:list-item>
          <text:list>
            <text:list-item>
              <text:h text:style-name="Heading_20_2" text:outline-level="2"><text:bookmark-start text:name="Bookmark9"/><text:bookmark-start text:name="__RefHeading__1640_1531288728"/>Integer Arrays and Variables<text:bookmark-end text:name="Bookmark9"/><text:bookmark-end text:name="__RefHeading__1640_1531288728"/></text:h>
            </text:list-item>
          </text:list>
        </text:list-item>
      </text:list>
      <text:p text:style-name="Standard">Integer variables can be declared in functions or at the module level. Integer arrays can be declared only at the module level. Variables are stored in one of 64 registers. Arrays are stored in external RAM, see the Proc18 User’s Manual for size limitations.</text:p>
      <text:p text:style-name="Standard">Integer expressions can be constructed using these operators. They are listed in order of precedenc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Operator</text:p>
          </table:table-cell>
          <table:table-cell table:style-name="Table5.A1" office:value-type="string">
            <text:p text:style-name="P18">Assignment</text:p>
          </table:table-cell>
          <table:table-cell table:style-name="Table5.A1" office:value-type="string">
            <text:p text:style-name="P18">Description</text:p>
          </table:table-cell>
        </table:table-row>
        <table:table-row table:style-name="Table5.1">
          <table:table-cell table:style-name="Table5.A1" office:value-type="string">
            <text:p text:style-name="P8">()</text:p>
          </table:table-cell>
          <table:table-cell table:style-name="Table5.A1" office:value-type="string">
            <text:p text:style-name="P8"/>
          </table:table-cell>
          <table:table-cell table:style-name="Table5.A1" office:value-type="string">
            <text:p text:style-name="P7">Parentheses.</text:p>
          </table:table-cell>
        </table:table-row>
        <table:table-row table:style-name="Table5.1">
          <table:table-cell table:style-name="Table5.A1" office:value-type="string">
            <text:p text:style-name="P8">+ <text:s/>- <text:s/>~</text:p>
          </table:table-cell>
          <table:table-cell table:style-name="Table5.A1" office:value-type="string">
            <text:p text:style-name="P8"/>
          </table:table-cell>
          <table:table-cell table:style-name="Table5.A1" office:value-type="string">
            <text:p text:style-name="P7">Unary positive, negative, bitwise not.</text:p>
          </table:table-cell>
        </table:table-row>
        <table:table-row table:style-name="Table5.1">
          <table:table-cell table:style-name="Table5.A1" office:value-type="string">
            <text:p text:style-name="P8">*</text:p>
          </table:table-cell>
          <table:table-cell table:style-name="Table5.A1" office:value-type="string">
            <text:p text:style-name="P8">*=</text:p>
          </table:table-cell>
          <table:table-cell table:style-name="Table5.A1" office:value-type="string">
            <text:p text:style-name="P7">Multiply.</text:p>
          </table:table-cell>
        </table:table-row>
        <table:table-row table:style-name="Table5.1">
          <table:table-cell table:style-name="Table5.A1" office:value-type="string">
            <text:p text:style-name="P8">+ <text:s/>-</text:p>
          </table:table-cell>
          <table:table-cell table:style-name="Table5.A1" office:value-type="string">
            <text:p text:style-name="P8">+= <text:s/>-=</text:p>
          </table:table-cell>
          <table:table-cell table:style-name="Table5.A1" office:value-type="string">
            <text:p text:style-name="P7">Addition, subtraction.</text:p>
          </table:table-cell>
        </table:table-row>
        <table:table-row table:style-name="Table5.1">
          <table:table-cell table:style-name="Table5.A1" office:value-type="string">
            <text:p text:style-name="P8">&lt;&lt; <text:s/>&gt;&gt;</text:p>
          </table:table-cell>
          <table:table-cell table:style-name="Table5.A1" office:value-type="string">
            <text:p text:style-name="P8">&lt;&lt;= <text:s/>&gt;&gt;=</text:p>
          </table:table-cell>
          <table:table-cell table:style-name="Table5.A1" office:value-type="string">
            <text:p text:style-name="P7">Shift left, shift right.</text:p>
          </table:table-cell>
        </table:table-row>
        <table:table-row table:style-name="Table5.1">
          <table:table-cell table:style-name="Table5.A1" office:value-type="string">
            <text:p text:style-name="P8">&amp;</text:p>
          </table:table-cell>
          <table:table-cell table:style-name="Table5.A1" office:value-type="string">
            <text:p text:style-name="P8">&amp;=</text:p>
          </table:table-cell>
          <table:table-cell table:style-name="Table5.A1" office:value-type="string">
            <text:p text:style-name="P7">Bitwise and.</text:p>
          </table:table-cell>
        </table:table-row>
        <table:table-row table:style-name="Table5.1">
          <table:table-cell table:style-name="Table5.A1" office:value-type="string">
            <text:p text:style-name="P8">^</text:p>
          </table:table-cell>
          <table:table-cell table:style-name="Table5.A1" office:value-type="string">
            <text:p text:style-name="P8">^=</text:p>
          </table:table-cell>
          <table:table-cell table:style-name="Table5.A1" office:value-type="string">
            <text:p text:style-name="P7">Bitwise exclusive or.</text:p>
          </table:table-cell>
        </table:table-row>
        <table:table-row table:style-name="Table5.1">
          <table:table-cell table:style-name="Table5.A1" office:value-type="string">
            <text:p text:style-name="P8">|</text:p>
          </table:table-cell>
          <table:table-cell table:style-name="Table5.A1" office:value-type="string">
            <text:p text:style-name="P8">|=</text:p>
          </table:table-cell>
          <table:table-cell table:style-name="Table5.A1" office:value-type="string">
            <text:p text:style-name="P7">Bitwise or.</text:p>
          </table:table-cell>
        </table:table-row>
      </table:table>
      <text:p text:style-name="Standard">Note: The Proc18 core does not have division or modulus operators. These can be added with a utility module, see the Proc18 User’s Manual.</text:p>
      <text:list xml:id="list31792315" text:continue-numbering="true" text:style-name="Outline">
        <text:list-item>
          <text:list>
            <text:list-item>
              <text:h text:style-name="Heading_20_2" text:outline-level="2"><text:bookmark-start text:name="Bookmark10"/><text:bookmark-start text:name="__RefHeading__1642_1531288728"/><text:soft-page-break/>boolean Variables<text:bookmark-end text:name="Bookmark10"/><text:bookmark-end text:name="__RefHeading__1642_1531288728"/></text:h>
            </text:list-item>
          </text:list>
        </text:list-item>
      </text:list>
      <text:p text:style-name="Standard">Proc18 supports 64 boolean variables which are shared with boolean IO ports, see the Proc18 User’s Manual for details. An integer constant follows the variable name specifies the boolean bit number. If no number is given, the compiler will assign one starting at 0. Hardware connections should start at the high end. </text:p>
      <table:table table:name="Table6" table:style-name="Table6">
        <table:table-column table:style-name="Table6.A"/>
        <table:table-row table:style-name="Table6.1">
          <table:table-cell table:style-name="Table6.A1" office:value-type="string">
            <text:p text:style-name="P11"><text:s text:c="2"/>bool LED 63 <text:s/># Hardware connection</text:p>
            <text:p text:style-name="P11"><text:s text:c="2"/>bool b1, b2 <text:s/># Variables</text:p>
          </table:table-cell>
        </table:table-row>
      </table:table>
      <text:p text:style-name="Standard"/>
      <text:p text:style-name="Standard">Logical expressions can be constructed using these operators. They are listed in order of precedence.</text:p>
      <table:table table:name="Table7" table:style-name="Table7">
        <table:table-column table:style-name="Table7.A"/>
        <table:table-column table:style-name="Table7.B"/>
        <table:table-row table:style-name="Table7.1">
          <table:table-cell table:style-name="Table7.A1" office:value-type="string">
            <text:p text:style-name="P18">Operator</text:p>
          </table:table-cell>
          <table:table-cell table:style-name="Table7.A1" office:value-type="string">
            <text:p text:style-name="P18">Description</text:p>
          </table:table-cell>
        </table:table-row>
        <table:table-row table:style-name="Table7.1">
          <table:table-cell table:style-name="Table7.A1" office:value-type="string">
            <text:p text:style-name="P8">not</text:p>
          </table:table-cell>
          <table:table-cell table:style-name="Table7.A1" office:value-type="string">
            <text:p text:style-name="P7">Logical not.</text:p>
          </table:table-cell>
        </table:table-row>
        <table:table-row table:style-name="Table7.1">
          <table:table-cell table:style-name="Table7.A1" office:value-type="string">
            <text:p text:style-name="P8">== != &lt; &gt; &lt;= &gt;=</text:p>
          </table:table-cell>
          <table:table-cell table:style-name="Table7.A1" office:value-type="string">
            <text:p text:style-name="P7">Compare two expressions.</text:p>
          </table:table-cell>
        </table:table-row>
        <table:table-row table:style-name="Table7.1">
          <table:table-cell table:style-name="Table7.A1" office:value-type="string">
            <text:p text:style-name="P8">and</text:p>
          </table:table-cell>
          <table:table-cell table:style-name="Table7.A1" office:value-type="string">
            <text:p text:style-name="P7">Logical and.</text:p>
          </table:table-cell>
        </table:table-row>
        <table:table-row table:style-name="Table7.1">
          <table:table-cell table:style-name="Table7.A1" office:value-type="string">
            <text:p text:style-name="P8">or</text:p>
          </table:table-cell>
          <table:table-cell table:style-name="Table7.A1" office:value-type="string">
            <text:p text:style-name="P7">Logical or.</text:p>
          </table:table-cell>
        </table:table-row>
      </table:table>
      <text:list xml:id="list31789290" text:continue-numbering="true" text:style-name="Outline">
        <text:list-item>
          <text:list>
            <text:list-item>
              <text:h text:style-name="Heading_20_2" text:outline-level="2"><text:bookmark-start text:name="Bookmark11"/><text:bookmark-start text:name="__RefHeading__1644_1531288728"/>If Statements<text:bookmark-end text:name="Bookmark11"/><text:bookmark-end text:name="__RefHeading__1644_1531288728"/></text:h>
            </text:list-item>
          </text:list>
        </text:list-item>
      </text:list>
      <text:p text:style-name="Standard">If statements are constructed similar to Python, but with less syntax.</text:p>
      <text:p text:style-name="P12"/>
      <table:table table:name="Table8" table:style-name="Table8">
        <table:table-column table:style-name="Table8.A"/>
        <table:table-row table:style-name="Table8.1">
          <table:table-cell table:style-name="Table8.A1" office:value-type="string">
            <text:p text:style-name="P11"><text:s text:c="2"/>if i == 2 <text:s/>j = 5</text:p>
            <text:p text:style-name="P11"/>
            <text:p text:style-name="P11"><text:s text:c="2"/>elif i &gt;= 5 and b <text:s/>b = false</text:p>
            <text:p text:style-name="P11"/>
            <text:p text:style-name="P11"><text:s text:c="2"/>else</text:p>
            <text:p text:style-name="P11"><text:s text:c="2"/>{</text:p>
            <text:p text:style-name="P11"><text:s text:c="6"/>b = true</text:p>
            <text:p text:style-name="P11"><text:s text:c="6"/>j = -2</text:p>
            <text:p text:style-name="P11"><text:s text:c="2"/>}</text:p>
          </table:table-cell>
        </table:table-row>
      </table:table>
      <text:list xml:id="list31797979" text:continue-numbering="true" text:style-name="Outline">
        <text:list-item>
          <text:list>
            <text:list-item>
              <text:h text:style-name="Heading_20_2" text:outline-level="2"><text:bookmark-start text:name="Bookmark12"/><text:bookmark-start text:name="__RefHeading__1646_1531288728"/>Loops<text:bookmark-end text:name="Bookmark12"/><text:bookmark-end text:name="__RefHeading__1646_1531288728"/></text:h>
            </text:list-item>
          </text:list>
        </text:list-item>
      </text:list>
      <text:p text:style-name="Standard">Miny18 has a single loop statement <text:span text:style-name="T1">loop</text:span>, which loops forever. Use the <text:span text:style-name="T1">break</text:span> statement to exit a loop, and <text:span text:style-name="T1">continue</text:span> statements to restart the loop.</text:p>
      <table:table table:name="Table9" table:style-name="Table9">
        <table:table-column table:style-name="Table9.A"/>
        <table:table-row table:style-name="Table9.1">
          <table:table-cell table:style-name="Table9.A1" office:value-type="string">
            <text:p text:style-name="P11"><text:s text:c="2"/>int <text:s/>i = 0</text:p>
            <text:p text:style-name="P11"><text:s text:c="2"/>bool b = false</text:p>
            <text:p text:style-name="P11"/>
            <text:p text:style-name="P11"><text:s text:c="2"/>loop</text:p>
            <text:p text:style-name="P11"><text:s text:c="2"/>{</text:p>
            <text:p text:style-name="P11"><text:s text:c="6"/>if i &gt; 10 break</text:p>
            <text:p text:style-name="P11"><text:s text:c="6"/>...</text:p>
            <text:p text:style-name="P11"><text:s text:c="6"/>if b continue</text:p>
            <text:p text:style-name="P11"><text:s text:c="6"/>i += 1</text:p>
            <text:p text:style-name="P11"><text:s text:c="2"/>}</text:p>
          </table:table-cell>
        </table:table-row>
      </table:table>
      <text:list xml:id="list31814522" text:continue-numbering="true" text:style-name="Outline">
        <text:list-item>
          <text:list>
            <text:list-item>
              <text:h text:style-name="Heading_20_2" text:outline-level="2"/>
            </text:list-item>
          </text:list>
        </text:list-item>
      </text:list>
      <text:p text:style-name="P4"/>
      <text:list xml:id="list31791225" text:continue-numbering="true" text:style-name="Outline">
        <text:list-item>
          <text:list>
            <text:list-item>
              <text:h text:style-name="P21" text:outline-level="2"><text:bookmark-start text:name="Bookmark13"/><text:bookmark-start text:name="__RefHeading__1648_1531288728"/>Functions<text:bookmark-end text:name="Bookmark13"/><text:bookmark-end text:name="__RefHeading__1648_1531288728"/></text:h>
            </text:list-item>
          </text:list>
        </text:list-item>
      </text:list>
      <text:p text:style-name="Standard">Functions are declared with the <text:span text:style-name="T1">func</text:span> keyword, followed by the function name, followed by the parameter list in parentheses, and finally the optional return type or an ISR number. Interrupt Service Routines are explained in the next section. Functions can access parameters, local variables, and module variables. To call a function in another module, append the module name and a period.</text:p>
      <table:table table:name="Table10" table:style-name="Table10">
        <table:table-column table:style-name="Table10.A"/>
        <table:table-row table:style-name="Table10.1">
          <table:table-cell table:style-name="Table10.A1" office:value-type="string">
            <text:p text:style-name="P11">module Mod1</text:p>
            <text:p text:style-name="P11">{</text:p>
            <text:p text:style-name="P11"><text:s text:c="4"/>int i1</text:p>
            <text:p text:style-name="P11"/>
            <text:p text:style-name="P11"><text:s text:c="4"/>func f1(int i) int</text:p>
            <text:p text:style-name="P11"><text:s text:c="4"/>{</text:p>
            <text:p text:style-name="P11"><text:s text:c="8"/>int j = 5</text:p>
            <text:p text:style-name="P11"><text:s text:c="8"/>return i + j</text:p>
            <text:p text:style-name="P11"><text:s text:c="4"/>}</text:p>
            <text:p text:style-name="P11"><text:s text:c="4"/>func f2(bool b) bool</text:p>
            <text:p text:style-name="P11"><text:s text:c="4"/>{</text:p>
            <text:p text:style-name="P11"><text:s text:c="8"/>return not b</text:p>
            <text:p text:style-name="P11"><text:s text:c="4"/>}</text:p>
            <text:p text:style-name="P11"><text:s text:c="4"/>func f3()</text:p>
            <text:p text:style-name="P11"><text:s text:c="4"/>{</text:p>
            <text:p text:style-name="P11"><text:s text:c="8"/>i1 += f1(3)</text:p>
            <text:p text:style-name="P11"><text:s text:c="4"/>}</text:p>
            <text:p text:style-name="P11">}</text:p>
            <text:p text:style-name="P11"/>
            <text:p text:style-name="P11">module Mod2</text:p>
            <text:p text:style-name="P11">{</text:p>
            <text:p text:style-name="P11"><text:s text:c="4"/>func main()</text:p>
            <text:p text:style-name="P11"><text:s text:c="4"/>{</text:p>
            <text:p text:style-name="P11"><text:s text:c="8"/>Mod1.f3()</text:p>
            <text:p text:style-name="P11"><text:s text:c="8"/>int i = Mod1.f1(5)</text:p>
            <text:p text:style-name="P11"><text:s text:c="4"/>}</text:p>
            <text:p text:style-name="P11">}</text:p>
          </table:table-cell>
        </table:table-row>
      </table:table>
      <text:list xml:id="list31794772" text:continue-numbering="true" text:style-name="Outline">
        <text:list-item>
          <text:list>
            <text:list-item>
              <text:h text:style-name="Heading_20_2" text:outline-level="2"/>
            </text:list-item>
          </text:list>
        </text:list-item>
      </text:list>
      <text:p text:style-name="P4"/>
      <text:list xml:id="list31797745" text:continue-numbering="true" text:style-name="Outline">
        <text:list-item>
          <text:list>
            <text:list-item>
              <text:h text:style-name="P21" text:outline-level="2"><text:bookmark-start text:name="Bookmark14"/><text:bookmark-start text:name="__RefHeading__1650_1531288728"/>Interrupt Service Routines<text:bookmark-end text:name="Bookmark14"/><text:bookmark-end text:name="__RefHeading__1650_1531288728"/></text:h>
            </text:list-item>
          </text:list>
        </text:list-item>
      </text:list>
      <text:p text:style-name="Standard">The Proc18 processor provides 15 levels of interrupts. To link a function to an interrupt level, add the <text:span text:style-name="T1">isr</text:span> keyword and an integer from 1 to 15 on the function declaration. Obviously, an ISR can’t accept or return parameters.</text:p>
      <text:p text:style-name="Standard">The <text:span text:style-name="T1">level</text:span> keyword sets the interrupt level. Interrupts above the set level are allowed. The parameter must evaluate to an integer constant in the range 0 to 15, where 0 allows all interrupts, and 15 blocks all interrupts.</text:p>
      <text:p text:style-name="Standard">The <text:span text:style-name="T1">halt</text:span> keyword stops the processor until an interrupt occurs. After the ISR returns, processing continues after the <text:span text:style-name="T1">halt</text:span> statement. Since this application has no more work to do, I put the <text:span text:style-name="T1">halt</text:span> inside a <text:span text:style-name="T1">loop</text:span>.</text:p>
      <text:p text:style-name="Standard">The INT_SET and INT_TIMER ports access Verilog functions that are detailed in the Proc18 User’s Manual.</text:p>
      <table:table table:name="Table11" table:style-name="Table11">
        <table:table-column table:style-name="Table11.A"/>
        <table:table-row table:style-name="Table11.1">
          <table:table-cell table:style-name="Table11.A1" office:value-type="string">
            <text:p text:style-name="P11"># Toggle an LED once a second</text:p>
            <text:p text:style-name="P11">module ToggleLED</text:p>
            <text:p text:style-name="P11">{</text:p>
            <text:p text:style-name="P11"><text:s text:c="4"/>bool LED <text:s text:c="6"/>63 <text:s text:c="3"/># Port number of the LED</text:p>
            <text:p text:style-name="P11"><text:s text:c="4"/>port INT_SET <text:s text:c="2"/>0o01 <text:s/># Enable interrupt source</text:p>
            <text:p text:style-name="P11"><text:s text:c="4"/>port INT_TIMER 0o10 <text:s/># Periodic interrupt timer</text:p>
            <text:p text:style-name="P11"/>
            <text:p text:style-name="P11"><text:s text:c="4"/>func main()</text:p>
            <text:p text:style-name="P11"><text:s text:c="4"/>{</text:p>
            <text:p text:style-name="P11"><text:s text:c="8"/>INT_TIMER = 100000 <text:s text:c="3"/># 10 uSec * 100000 = 1 Sec</text:p>
            <text:p text:style-name="P11"><text:s text:c="8"/>INT_SET = 0x10 <text:s text:c="7"/># Enable interrupt 5</text:p>
            <text:p text:style-name="P11"><text:s text:c="8"/>level 2 <text:s text:c="14"/># Allow all interrupts above level 2</text:p>
            <text:p text:style-name="P11"/>
            <text:p text:style-name="P11"><text:s text:c="8"/>loop halt <text:s text:c="12"/># Halt all processing</text:p>
            <text:p text:style-name="P11"><text:s text:c="4"/>}</text:p>
            <text:p text:style-name="P11"/>
            <text:p text:style-name="P11"><text:s text:c="4"/>func timer_isr() isr 5</text:p>
            <text:p text:style-name="P11"><text:s text:c="4"/>{</text:p>
            <text:p text:style-name="P11"><text:s text:c="8"/>int a = INT_TIMER <text:s text:c="4"/># Clear timer interrupt flag</text:p>
            <text:p text:style-name="P11"><text:s text:c="8"/>LED = not LED <text:s text:c="8"/># Toggle LED</text:p>
            <text:p text:style-name="P11"><text:s text:c="4"/>}</text:p>
            <text:p text:style-name="P11">}</text:p>
          </table:table-cell>
        </table:table-row>
      </table:table>
      <text:list xml:id="list31796363" text:continue-numbering="true" text:style-name="Outline">
        <text:list-item>
          <text:list>
            <text:list-item>
              <text:h text:style-name="Heading_20_2" text:outline-level="2"/>
            </text:list-item>
          </text:list>
        </text:list-item>
      </text:list>
      <text:p text:style-name="P4"/>
      <text:list xml:id="list31813018" text:continue-numbering="true" text:style-name="Outline">
        <text:list-item>
          <text:list>
            <text:list-item>
              <text:h text:style-name="P21" text:outline-level="2"><text:bookmark-start text:name="__RefHeading__1652_1531288728"/><text:bookmark-start text:name="Bookmark15"/>Tim<text:bookmark-end text:name="Bookmark15"/>ing<text:bookmark-end text:name="__RefHeading__1652_1531288728"/></text:h>
            </text:list-item>
          </text:list>
        </text:list-item>
      </text:list>
      <text:p text:style-name="Standard">The <text:span text:style-name="T1">timer</text:span>, <text:span text:style-name="T1">pause</text:span> and <text:span text:style-name="T1">nop</text:span> keywords work together to provide short and precise time delays. The <text:span text:style-name="T1">timer</text:span> keyword is followed by an integer constant in the range 1 to 4095. This loads a counter that will count down to zero once per processor clock cycle, and then stop. The <text:span text:style-name="T1">pause</text:span> keyword will pause processing until the timer decrements to zero. You can do any other work between <text:span text:style-name="T1">timer</text:span> and <text:span text:style-name="T1">pause</text:span>. If the other work takes longer than the <text:span text:style-name="T1">timer</text:span> period the <text:span text:style-name="T1">pause</text:span> will continue immediately, and the timing will be extended accordingly. There is a 3 clock overhead so the counts are 3 less than the desired delay. The <text:span text:style-name="T1">nop</text:span> keywords will do nothing for one clock cycle.</text:p>
      <text:p text:style-name="P12"/>
      <table:table table:name="Table12" table:style-name="Table12">
        <table:table-column table:style-name="Table12.A"/>
        <table:table-row table:style-name="Table12.1">
          <table:table-cell table:style-name="Table12.A1" office:value-type="string">
            <text:p text:style-name="P11"># Output a 1 uSec pulse every 10 uSec</text:p>
            <text:p text:style-name="P11"># Clock frequency 50 MHz</text:p>
            <text:p text:style-name="P11"># 1 uSec = 50 clocks</text:p>
            <text:p text:style-name="P11"># 10 uSec = 500 clocks</text:p>
            <text:p text:style-name="P11"/>
            <text:p text:style-name="P11">module Pulse</text:p>
            <text:p text:style-name="P11">{</text:p>
            <text:p text:style-name="P11"><text:s text:c="4"/>bool PIN 62</text:p>
            <text:p text:style-name="P11"/>
            <text:p text:style-name="P11"><text:s text:c="4"/>func main()</text:p>
            <text:p text:style-name="P11"><text:s text:c="4"/>{</text:p>
            <text:p text:style-name="P11"><text:s text:c="8"/>loop</text:p>
            <text:p text:style-name="P11"><text:s text:c="8"/>{</text:p>
            <text:p text:style-name="P11"><text:s text:c="12"/>pause</text:p>
            <text:p text:style-name="P11"><text:s text:c="12"/>timer 47 # 50 - 3</text:p>
            <text:p text:style-name="P11"><text:s text:c="12"/>PIN = true</text:p>
            <text:p text:style-name="P11"><text:s text:c="12"/># Do other work</text:p>
            <text:p text:style-name="P11"/>
            <text:p text:style-name="P11"><text:s text:c="12"/>pause</text:p>
            <text:p text:style-name="P11"><text:s text:c="12"/>timer 447 # 500 – 50 - 3</text:p>
            <text:p text:style-name="P11"><text:s text:c="12"/>PIN = false</text:p>
            <text:p text:style-name="P11"><text:s text:c="12"/># Do other work</text:p>
            <text:p text:style-name="P11"/>
            <text:p text:style-name="P11"><text:s text:c="12"/># Delay one clock</text:p>
            <text:p text:style-name="P11"><text:s text:c="12"/>nop</text:p>
            <text:p text:style-name="P11"><text:s text:c="8"/>}</text:p>
            <text:p text:style-name="P11"><text:s text:c="4"/>}</text:p>
            <text:p text:style-name="P11">}</text:p>
          </table:table-cell>
        </table:table-row>
      </table:table>
      <text:p text:style-name="Standard"/>
      <text:p text:style-name="P5"/>
      <text:list xml:id="list31800387" text:continue-numbering="true" text:style-name="Outline">
        <text:list-item>
          <text:list>
            <text:list-item>
              <text:h text:style-name="P21" text:outline-level="2"><text:bookmark-start text:name="Bookmark16"/><text:bookmark-start text:name="__RefHeading__1654_1531288728"/>System Control<text:bookmark-end text:name="Bookmark16"/><text:bookmark-end text:name="__RefHeading__1654_1531288728"/></text:h>
            </text:list-item>
          </text:list>
        </text:list-item>
      </text:list>
      <text:p text:style-name="Standard">The <text:span text:style-name="T1">reset</text:span> command will pulse the RESET signal to reset the registers in the Bit Memory, the timer, and the utility modules. The <text:span text:style-name="T1">restart</text:span> command will restart the processor by setting the program counter and the stack pointer to zero.</text:p>
      <text:p text:style-name="P6"/>
      <text:list xml:id="list31812986" text:continue-numbering="true" text:style-name="Outline">
        <text:list-item>
          <text:list>
            <text:list-item>
              <text:h text:style-name="Heading_20_2" text:outline-level="2"><text:bookmark-start text:name="Bookmark17"/><text:bookmark-start text:name="__RefHeading__1656_1531288728"/>Memory Configuration<text:bookmark-end text:name="Bookmark17"/><text:bookmark-end text:name="__RefHeading__1656_1531288728"/></text:h>
            </text:list-item>
          </text:list>
        </text:list-item>
      </text:list>
      <text:p text:style-name="Standard">The <text:span text:style-name="Emphasis">config</text:span> command informs the assembler about the hardware memory sizes; see the Proc18 User’s Manual for details. Specifically it sets the number of address bits for each block. The code ROM can have from 1 to 12 address bit, for a max of 4096 words. The data RAM can have 1 to 18 address bits for a max of 262144 words. The data RAM is used for integer arrays and the call return stack. The constants ROM can have 0 to 18 address bits for a max of 262144 words. If 0 bits then the constants ROM is deleted from the implementation. Single value constants are included in the code ROM, constants ROM is for constant tables and strings.</text:p>
      <text:p text:style-name="P12"/>
      <table:table table:name="Table13" table:style-name="Table13">
        <table:table-column table:style-name="Table13.A"/>
        <table:table-row table:style-name="Table13.1">
          <table:table-cell table:style-name="Table13.A1" office:value-type="string">
            <text:p text:style-name="P11"># 1K Code ROM</text:p>
            <text:p text:style-name="P11"># 8K Data RAM</text:p>
            <text:p text:style-name="P11"># 2K Constants ROM</text:p>
            <text:p text:style-name="P11"/>
            <text:p text:style-name="P11">Config 10 13 11</text:p>
          </table:table-cell>
        </table:table-row>
      </table:table>
      <text:p text:style-name="Standard"/>
      <text:p text:style-name="P5"/>
      <text:list xml:id="list31803953" text:continue-numbering="true" text:style-name="Outline">
        <text:list-item>
          <text:list>
            <text:list-item>
              <text:h text:style-name="P21" text:outline-level="2"><text:bookmark-start text:name="Bookmark18"/><text:bookmark-start text:name="__RefHeading__1658_1531288728"/>Strings<text:bookmark-end text:name="Bookmark18"/><text:bookmark-end text:name="__RefHeading__1658_1531288728"/></text:h>
            </text:list-item>
          </text:list>
        </text:list-item>
      </text:list>
      <text:p text:style-name="Standard">The <text:span text:style-name="T1">string</text:span> keyword is used to declare an ASCII string. Since an ASCII character uses only 7 bits and the constants ROM a 18 bits, ASCI characters are packed two per ROM word. The first character in the string is in the low half of the word and the next character is in the high half. A terminating zero is also added to the end.</text:p>
      <text:p text:style-name="P12"/>
      <table:table table:name="Table14" table:style-name="Table14">
        <table:table-column table:style-name="Table14.A"/>
        <table:table-row table:style-name="Table14.1">
          <table:table-cell table:style-name="Table14.A1" office:value-type="string">
            <text:p text:style-name="P11">module StrTest</text:p>
            <text:p text:style-name="P11">{</text:p>
            <text:p text:style-name="P11"><text:s text:c="4"/>port BAUD_RATE 0o30</text:p>
            <text:p text:style-name="P11"><text:s text:c="4"/>port UART_DATA 0o40</text:p>
            <text:p text:style-name="P11"><text:s text:c="4"/>bool TX_EMPTY <text:s/>0o74</text:p>
            <text:p text:style-name="P11"/>
            <text:p text:style-name="P11"><text:s text:c="4"/>string str1 "Hello World\n"</text:p>
            <text:p text:style-name="P11"/>
            <text:p text:style-name="P11"><text:s text:c="4"/>func main()</text:p>
            <text:p text:style-name="P11"><text:s text:c="4"/>{</text:p>
            <text:p text:style-name="P11"><text:s text:c="8"/>BAUD_RATE = 326</text:p>
            <text:p text:style-name="P11"/>
            <text:p text:style-name="P11"><text:s text:c="8"/>int i = 0</text:p>
            <text:p text:style-name="P11"><text:s text:c="8"/>loop</text:p>
            <text:p text:style-name="P11"><text:s text:c="8"/>{</text:p>
            <text:p text:style-name="P11"><text:s text:c="12"/>int c = str1[i]</text:p>
            <text:p text:style-name="P11"><text:s text:c="12"/>if c == 0 break</text:p>
            <text:p text:style-name="P11"><text:s text:c="12"/>putc(c)</text:p>
            <text:p text:style-name="P11"/>
            <text:p text:style-name="P11"><text:s text:c="12"/>c &gt;&gt;= 9</text:p>
            <text:p text:style-name="P11"><text:s text:c="12"/>if c == 0 break</text:p>
            <text:p text:style-name="P11"><text:s text:c="12"/>putc(c)</text:p>
            <text:p text:style-name="P11"><text:s text:c="12"/>i += 1</text:p>
            <text:p text:style-name="P11"><text:s text:c="8"/>}</text:p>
            <text:p text:style-name="P11"><text:s text:c="8"/>halt</text:p>
            <text:p text:style-name="P11"><text:s text:c="4"/>}</text:p>
            <text:p text:style-name="P11"/>
            <text:p text:style-name="P11"><text:s text:c="4"/>func putc(int c)</text:p>
            <text:p text:style-name="P11"><text:s text:c="4"/>{</text:p>
            <text:p text:style-name="P11"><text:s text:c="8"/>loop if TX_EMPTY break</text:p>
            <text:p text:style-name="P11"><text:s text:c="8"/>UART_DATA = c</text:p>
            <text:p text:style-name="P11"><text:s text:c="4"/>}</text:p>
            <text:p text:style-name="P11">}</text:p>
          </table:table-cell>
        </table:table-row>
      </table:table>
      <text:p text:style-name="P3"/>
      <text:list xml:id="list31804199" text:continue-numbering="true" text:style-name="Outline">
        <text:list-item>
          <text:h text:style-name="P17" text:outline-level="1"><text:bookmark-start text:name="Bookmark19"/><text:bookmark-start text:name="__RefHeading__1660_1531288728"/>Appendix A - BNF Grammar<text:bookmark-end text:name="Bookmark19"/><text:bookmark-end text:name="__RefHeading__1660_1531288728"/></text:h>
        </text:list-item>
      </text:list>
      <text:p text:style-name="No_20_Spacing"><text:span text:style-name="Emphasis"><text:span text:style-name="T2">//-------------------------------------------------------------------------</text:span></text:span></text:p>
      <text:p text:style-name="No_20_Spacing"><text:span text:style-name="Emphasis"><text:span text:style-name="T2">// Miny18 Language Grammar</text:span></text:span></text:p>
      <text:p text:style-name="No_20_Spacing"><text:span text:style-name="Emphasis"><text:span text:style-name="T2">// Mike Christle Aug 2019</text:span></text:span></text:p>
      <text:p text:style-name="No_20_Spacing"><text:span text:style-name="Emphasis"><text:span text:style-name="T2">//-------------------------------------------------------------------------</text:span></text:span></text:p>
      <text:p text:style-name="No_20_Spacing"><text:span text:style-name="Emphasis"><text:span text:style-name="T2">// Abc <text:s/>Rule</text:span></text:span></text:p>
      <text:p text:style-name="No_20_Spacing"><text:span text:style-name="Emphasis"><text:span text:style-name="T2">// -&gt; <text:s text:c="2"/>Is defined by</text:span></text:span></text:p>
      <text:p text:style-name="No_20_Spacing"><text:span text:style-name="Emphasis"><text:span text:style-name="T2">// abc <text:s/>Keyword</text:span></text:span></text:p>
      <text:p text:style-name="No_20_Spacing"><text:span text:style-name="Emphasis"><text:span text:style-name="T2">// | <text:s text:c="3"/>Or</text:span></text:span></text:p>
      <text:p text:style-name="No_20_Spacing"><text:span text:style-name="Emphasis"><text:span text:style-name="T2">// [] <text:s text:c="2"/>Range</text:span></text:span></text:p>
      <text:p text:style-name="No_20_Spacing"><text:span text:style-name="Emphasis"><text:span text:style-name="T2">// + <text:s text:c="3"/>Repeat one or more times</text:span></text:span></text:p>
      <text:p text:style-name="No_20_Spacing"><text:span text:style-name="Emphasis"><text:span text:style-name="T2">// * <text:s text:c="3"/>Repeat zero or more times</text:span></text:span></text:p>
      <text:p text:style-name="No_20_Spacing"><text:span text:style-name="Emphasis"><text:span text:style-name="T2">// ? <text:s text:c="3"/>Repeat zero or one times</text:span></text:span></text:p>
      <text:p text:style-name="No_20_Spacing"><text:span text:style-name="Emphasis"><text:span text:style-name="T2">// # <text:s text:c="3"/>Comma separated list <text:s/>X# -&gt; X ( ',' X )*</text:span></text:span></text:p>
      <text:p text:style-name="No_20_Spacing"><text:span text:style-name="Emphasis"><text:span text:style-name="T2">// () <text:s text:c="2"/>Group</text:span></text:span></text:p>
      <text:p text:style-name="No_20_Spacing"><text:span text:style-name="Emphasis"><text:span text:style-name="T2">// 'x' <text:s/>Symbol</text:span></text:span></text:p>
      <text:p text:style-name="No_20_Spacing"><text:span text:style-name="Emphasis"><text:span text:style-name="T2">// ; <text:s text:c="3"/>Rule terminator</text:span></text:span></text:p>
      <text:p text:style-name="No_20_Spacing"><text:span text:style-name="Emphasis"><text:span text:style-name="T2">//-------------------------------------------------------------------------</text:span></text:span></text:p>
      <text:p text:style-name="No_20_Spacing"><text:span text:style-name="Emphasis"><text:span text:style-name="T2"/></text:span></text:p>
      <text:p text:style-name="No_20_Spacing"><text:span text:style-name="Emphasis"><text:span text:style-name="T2">Start <text:s text:c="7"/>-&gt; ModuleDecl* ;</text:span></text:span></text:p>
      <text:p text:style-name="No_20_Spacing"><text:span text:style-name="Emphasis"><text:span text:style-name="T2"/></text:span></text:p>
      <text:p text:style-name="No_20_Spacing"><text:span text:style-name="Emphasis"><text:span text:style-name="T2">ConfigStmt <text:s text:c="2"/>-&gt; config IntConst IntConst IntConst ;</text:span></text:span></text:p>
      <text:p text:style-name="No_20_Spacing"><text:span text:style-name="Emphasis"><text:span text:style-name="T2"/></text:span></text:p>
      <text:p text:style-name="No_20_Spacing"><text:span text:style-name="Emphasis"><text:span text:style-name="T2">ModuleDecl <text:s text:c="2"/>-&gt; module Label '{' ( ItemDecl | FuncDecl )* '}' ;</text:span></text:span></text:p>
      <text:p text:style-name="No_20_Spacing"><text:span text:style-name="Emphasis"><text:span text:style-name="T2"/></text:span></text:p>
      <text:p text:style-name="No_20_Spacing"><text:span text:style-name="Emphasis"><text:span text:style-name="T2">ItemDecl <text:s text:c="4"/>-&gt; IntDecl | BoolDecl | PortDecl | ConstDecl ;</text:span></text:span></text:p>
      <text:p text:style-name="No_20_Spacing"><text:span text:style-name="Emphasis"><text:span text:style-name="T2"/></text:span></text:p>
      <text:p text:style-name="No_20_Spacing"><text:span text:style-name="Emphasis"><text:span text:style-name="T2">FuncDecl <text:s text:c="4"/>-&gt; func Label ParmList ( bool | int | IsrDecl )? CodeBlock ;</text:span></text:span></text:p>
      <text:p text:style-name="No_20_Spacing"><text:span text:style-name="Emphasis"><text:span text:style-name="T2"/></text:span></text:p>
      <text:p text:style-name="No_20_Spacing"><text:span text:style-name="Emphasis"><text:span text:style-name="T2">ParmList <text:s text:c="4"/>-&gt; '(' ( ParmType Label )#? ')' ;</text:span></text:span></text:p>
      <text:p text:style-name="No_20_Spacing"><text:span text:style-name="Emphasis"><text:span text:style-name="T2"/></text:span></text:p>
      <text:p text:style-name="No_20_Spacing"><text:span text:style-name="Emphasis"><text:span text:style-name="T2">ParmType <text:s text:c="4"/>-&gt; bool | int | ram | rom ;</text:span></text:span></text:p>
      <text:p text:style-name="No_20_Spacing"><text:span text:style-name="Emphasis"><text:span text:style-name="T2"/></text:span></text:p>
      <text:p text:style-name="No_20_Spacing"><text:span text:style-name="Emphasis"><text:span text:style-name="T2">IsrDecl <text:s text:c="5"/>-&gt; isr DecConst ;</text:span></text:span></text:p>
      <text:p text:style-name="No_20_Spacing"><text:span text:style-name="Emphasis"><text:span text:style-name="T2"/></text:span></text:p>
      <text:p text:style-name="No_20_Spacing"><text:span text:style-name="Emphasis"><text:span text:style-name="T2">IntDecl <text:s text:c="5"/>-&gt; int ( Label ( '[' IntConst ']' )? )# ;</text:span></text:span></text:p>
      <text:p text:style-name="No_20_Spacing"><text:span text:style-name="Emphasis"><text:span text:style-name="T2"/></text:span></text:p>
      <text:p text:style-name="No_20_Spacing"><text:span text:style-name="Emphasis"><text:span text:style-name="T2">BoolDecl <text:s text:c="4"/>-&gt; bool ( Label ( IntConst )? )# ;</text:span></text:span></text:p>
      <text:p text:style-name="No_20_Spacing"><text:span text:style-name="Emphasis"><text:span text:style-name="T2"/></text:span></text:p>
      <text:p text:style-name="No_20_Spacing"><text:span text:style-name="Emphasis"><text:span text:style-name="T2">PortDecl <text:s text:c="4"/>-&gt; port Label IntConst ;</text:span></text:span></text:p>
      <text:p text:style-name="No_20_Spacing"><text:span text:style-name="Emphasis"><text:span text:style-name="T2"/></text:span></text:p>
      <text:p text:style-name="No_20_Spacing"><text:span text:style-name="Emphasis"><text:span text:style-name="T2">ConstDecl <text:s text:c="3"/>-&gt; const Label ( LogOrExpr# | StringConst ) ;</text:span></text:span></text:p>
      <text:p text:style-name="No_20_Spacing"><text:span text:style-name="Emphasis"><text:span text:style-name="T2"/></text:span></text:p>
      <text:p text:style-name="No_20_Spacing"><text:span text:style-name="Emphasis"><text:span text:style-name="T2">CodeBlock <text:s text:c="3"/>-&gt; '{' Statement* '}' ;</text:span></text:span></text:p>
      <text:p text:style-name="No_20_Spacing"><text:span text:style-name="Emphasis"><text:span text:style-name="T2"/></text:span></text:p>
      <text:p text:style-name="No_20_Spacing"><text:span text:style-name="Emphasis"><text:span text:style-name="T2">Statement <text:s text:c="3"/>-&gt; DataDecl | AssignStmt | IfStmt</text:span></text:span></text:p>
      <text:p text:style-name="No_20_Spacing"><text:span text:style-name="Emphasis"><text:span text:style-name="T2"><text:s text:c="14"/>| LoopStmt | BreakStmt | ContinueStmt</text:span></text:span></text:p>
      <text:p text:style-name="No_20_Spacing"><text:span text:style-name="Emphasis"><text:span text:style-name="T2"><text:s text:c="14"/>| ResetStmt | RestartStmt | LevelStmt</text:span></text:span></text:p>
      <text:p text:style-name="No_20_Spacing"><text:span text:style-name="Emphasis"><text:span text:style-name="T2"><text:s text:c="14"/>| HaltStmt | TimerStmt | PauseStmt</text:span></text:span></text:p>
      <text:p text:style-name="No_20_Spacing"><text:soft-page-break/><text:span text:style-name="Emphasis"><text:span text:style-name="T2"><text:s text:c="14"/>| NopStmt | ReturnStmt | CodeBlock ;</text:span></text:span></text:p>
      <text:p text:style-name="No_20_Spacing"><text:span text:style-name="Emphasis"><text:span text:style-name="T2"/></text:span></text:p>
      <text:p text:style-name="No_20_Spacing"><text:span text:style-name="Emphasis"><text:span text:style-name="T2">DataDecl <text:s text:c="4"/>-&gt; ( bool | int ) Label '=' LogOrExpr ;</text:span></text:span></text:p>
      <text:p text:style-name="No_20_Spacing"><text:span text:style-name="Emphasis"><text:span text:style-name="T2"/></text:span></text:p>
      <text:p text:style-name="No_20_Spacing"><text:span text:style-name="Emphasis"><text:span text:style-name="T2">AssignStmt <text:s text:c="2"/>-&gt; LabelDest AssignOp LogOrExpr ;</text:span></text:span></text:p>
      <text:p text:style-name="No_20_Spacing"><text:span text:style-name="Emphasis"><text:span text:style-name="T2"/></text:span></text:p>
      <text:p text:style-name="No_20_Spacing"><text:span text:style-name="Emphasis"><text:span text:style-name="T2">LabelDest <text:s text:c="3"/>-&gt; Label</text:span></text:span></text:p>
      <text:p text:style-name="No_20_Spacing"><text:span text:style-name="Emphasis"><text:span text:style-name="T2"><text:s text:c="14"/>| Label '[' OrExpr ']'</text:span></text:span></text:p>
      <text:p text:style-name="No_20_Spacing"><text:span text:style-name="Emphasis"><text:span text:style-name="T2"><text:s text:c="14"/>| Label '.' Label</text:span></text:span></text:p>
      <text:p text:style-name="No_20_Spacing"><text:span text:style-name="Emphasis"><text:span text:style-name="T2"><text:s text:c="14"/>| Label '.' Label '[' OrExpr ']' ;</text:span></text:span></text:p>
      <text:p text:style-name="No_20_Spacing"><text:span text:style-name="Emphasis"><text:span text:style-name="T2"/></text:span></text:p>
      <text:p text:style-name="No_20_Spacing"><text:span text:style-name="Emphasis"><text:span text:style-name="T2">AssignOp <text:s text:c="4"/>-&gt; '='</text:span></text:span></text:p>
      <text:p text:style-name="No_20_Spacing"><text:span text:style-name="Emphasis"><text:span text:style-name="T2"><text:s text:c="14"/>| '+=' | '-=' | '*='</text:span></text:span></text:p>
      <text:p text:style-name="No_20_Spacing"><text:span text:style-name="Emphasis"><text:span text:style-name="T2"><text:s text:c="14"/>| '&amp;=' | '|=' | '^='</text:span></text:span></text:p>
      <text:p text:style-name="No_20_Spacing"><text:span text:style-name="Emphasis"><text:span text:style-name="T2"><text:s text:c="14"/>| '&gt;&gt;=' | '&lt;&lt;=' ;</text:span></text:span></text:p>
      <text:p text:style-name="No_20_Spacing"><text:span text:style-name="Emphasis"><text:span text:style-name="T2"/></text:span></text:p>
      <text:p text:style-name="No_20_Spacing"><text:span text:style-name="Emphasis"><text:span text:style-name="T2">IfStmt <text:s text:c="6"/>-&gt; IfClause ElIfClause* ElseClause? ;</text:span></text:span></text:p>
      <text:p text:style-name="No_20_Spacing"><text:span text:style-name="Emphasis"><text:span text:style-name="T2"/></text:span></text:p>
      <text:p text:style-name="No_20_Spacing"><text:span text:style-name="Emphasis"><text:span text:style-name="T2">IfClause <text:s text:c="4"/>-&gt; if LogOrExpr Statement ;</text:span></text:span></text:p>
      <text:p text:style-name="No_20_Spacing"><text:span text:style-name="Emphasis"><text:span text:style-name="T2"/></text:span></text:p>
      <text:p text:style-name="No_20_Spacing"><text:span text:style-name="Emphasis"><text:span text:style-name="T2">ElIfClause <text:s text:c="2"/>-&gt; elif LogOrExpr Statement ;</text:span></text:span></text:p>
      <text:p text:style-name="No_20_Spacing"><text:span text:style-name="Emphasis"><text:span text:style-name="T2"/></text:span></text:p>
      <text:p text:style-name="No_20_Spacing"><text:span text:style-name="Emphasis"><text:span text:style-name="T2">ElseClause <text:s text:c="2"/>-&gt; else Statement ;</text:span></text:span></text:p>
      <text:p text:style-name="No_20_Spacing"><text:span text:style-name="Emphasis"><text:span text:style-name="T2"/></text:span></text:p>
      <text:p text:style-name="No_20_Spacing"><text:span text:style-name="Emphasis"><text:span text:style-name="T2">LoopStmt <text:s text:c="4"/>-&gt; loop Statement ;</text:span></text:span></text:p>
      <text:p text:style-name="No_20_Spacing"><text:span text:style-name="Emphasis"><text:span text:style-name="T2"/></text:span></text:p>
      <text:p text:style-name="No_20_Spacing"><text:span text:style-name="Emphasis"><text:span text:style-name="T2">BreakStmt <text:s text:c="3"/>-&gt; break ;</text:span></text:span></text:p>
      <text:p text:style-name="No_20_Spacing"><text:span text:style-name="Emphasis"><text:span text:style-name="T2"/></text:span></text:p>
      <text:p text:style-name="No_20_Spacing"><text:span text:style-name="Emphasis"><text:span text:style-name="T2">ContinueStmt -&gt; continue ;</text:span></text:span></text:p>
      <text:p text:style-name="No_20_Spacing"><text:span text:style-name="Emphasis"><text:span text:style-name="T2"/></text:span></text:p>
      <text:p text:style-name="No_20_Spacing"><text:span text:style-name="Emphasis"><text:span text:style-name="T2">ResetStmt <text:s text:c="3"/>-&gt; reset ;</text:span></text:span></text:p>
      <text:p text:style-name="No_20_Spacing"><text:span text:style-name="Emphasis"><text:span text:style-name="T2"/></text:span></text:p>
      <text:p text:style-name="No_20_Spacing"><text:span text:style-name="Emphasis"><text:span text:style-name="T2">RestartStmt <text:s/>-&gt; restart ;</text:span></text:span></text:p>
      <text:p text:style-name="No_20_Spacing"><text:span text:style-name="Emphasis"><text:span text:style-name="T2"/></text:span></text:p>
      <text:p text:style-name="No_20_Spacing"><text:span text:style-name="Emphasis"><text:span text:style-name="T2">LevelStmt <text:s text:c="3"/>-&gt; level IntConst ;</text:span></text:span></text:p>
      <text:p text:style-name="No_20_Spacing"><text:span text:style-name="Emphasis"><text:span text:style-name="T2"/></text:span></text:p>
      <text:p text:style-name="No_20_Spacing"><text:span text:style-name="Emphasis"><text:span text:style-name="T2">HaltStmt <text:s text:c="4"/>-&gt; halt ;</text:span></text:span></text:p>
      <text:p text:style-name="No_20_Spacing"><text:span text:style-name="Emphasis"><text:span text:style-name="T2"/></text:span></text:p>
      <text:p text:style-name="No_20_Spacing"><text:span text:style-name="Emphasis"><text:span text:style-name="T2">TimerStmt <text:s text:c="3"/>-&gt; timer OrExpr ;</text:span></text:span></text:p>
      <text:p text:style-name="No_20_Spacing"><text:span text:style-name="Emphasis"><text:span text:style-name="T2"/></text:span></text:p>
      <text:p text:style-name="No_20_Spacing"><text:span text:style-name="Emphasis"><text:span text:style-name="T2">PauseStmt <text:s text:c="3"/>-&gt; pause ;</text:span></text:span></text:p>
      <text:p text:style-name="No_20_Spacing"><text:span text:style-name="Emphasis"><text:span text:style-name="T2"/></text:span></text:p>
      <text:p text:style-name="No_20_Spacing"><text:bookmark text:name="Bookmark20"/><text:span text:style-name="Emphasis"><text:span text:style-name="T2">NopStmt <text:s text:c="5"/>-&gt; nop ;</text:span></text:span></text:p>
      <text:p text:style-name="No_20_Spacing"><text:span text:style-name="Emphasis"><text:span text:style-name="T2"/></text:span></text:p>
      <text:p text:style-name="No_20_Spacing"><text:span text:style-name="Emphasis"><text:span text:style-name="T2">ReturnStmt <text:s text:c="2"/>-&gt; return ( LogAndExpr )? ;</text:span></text:span></text:p>
      <text:p text:style-name="No_20_Spacing"><text:span text:style-name="Emphasis"><text:span text:style-name="T2"/></text:span></text:p>
      <text:p text:style-name="No_20_Spacing"><text:span text:style-name="Emphasis"><text:span text:style-name="T2">LogOrExpr <text:s text:c="3"/>-&gt; LogAndExpr ( or LogAndExpr )* ;</text:span></text:span></text:p>
      <text:p text:style-name="No_20_Spacing"><text:span text:style-name="Emphasis"><text:span text:style-name="T2"/></text:span></text:p>
      <text:p text:style-name="No_20_Spacing"><text:span text:style-name="Emphasis"><text:span text:style-name="T2">LogAndExpr <text:s text:c="2"/>-&gt; RelExpr ( and RelExpr )* ;</text:span></text:span></text:p>
      <text:p text:style-name="No_20_Spacing"><text:span text:style-name="Emphasis"><text:span text:style-name="T2"/></text:span></text:p>
      <text:p text:style-name="No_20_Spacing"><text:span text:style-name="Emphasis"><text:span text:style-name="T2">RelExpr <text:s text:c="5"/>-&gt; OrExpr ( CompareOp OrExpr )? ;</text:span></text:span></text:p>
      <text:p text:style-name="No_20_Spacing"><text:span text:style-name="Emphasis"><text:span text:style-name="T2"/></text:span></text:p>
      <text:p text:style-name="No_20_Spacing"><text:soft-page-break/><text:span text:style-name="Emphasis"><text:span text:style-name="T2">CompareOp <text:s text:c="3"/>-&gt; '==' | '!=' | '&gt;=' | '&lt;=' | '&gt;' | '&lt;' ; </text:span></text:span></text:p>
      <text:p text:style-name="No_20_Spacing"><text:span text:style-name="Emphasis"><text:span text:style-name="T2"/></text:span></text:p>
      <text:p text:style-name="No_20_Spacing"><text:span text:style-name="Emphasis"><text:span text:style-name="T2">OrExpr <text:s text:c="6"/>-&gt; XorExpr ( '|' XorExpr )* ;</text:span></text:span></text:p>
      <text:p text:style-name="No_20_Spacing"><text:span text:style-name="Emphasis"><text:span text:style-name="T2"/></text:span></text:p>
      <text:p text:style-name="No_20_Spacing"><text:span text:style-name="Emphasis"><text:span text:style-name="T2">XorExpr <text:s text:c="5"/>-&gt; AndExpr ( '^' AndExpr )* ; </text:span></text:span></text:p>
      <text:p text:style-name="No_20_Spacing"><text:span text:style-name="Emphasis"><text:span text:style-name="T2"/></text:span></text:p>
      <text:p text:style-name="No_20_Spacing"><text:span text:style-name="Emphasis"><text:span text:style-name="T2">AndExpr <text:s text:c="5"/>-&gt; ShiftExpr ( '&amp;' ShiftExpr )* ;</text:span></text:span></text:p>
      <text:p text:style-name="No_20_Spacing"><text:span text:style-name="Emphasis"><text:span text:style-name="T2"/></text:span></text:p>
      <text:p text:style-name="No_20_Spacing"><text:span text:style-name="Emphasis"><text:span text:style-name="T2">ShiftExpr <text:s text:c="3"/>-&gt; AddExpr ( ( '&lt;&lt;' | '&gt;&gt;' ) AddExpr )? ;</text:span></text:span></text:p>
      <text:p text:style-name="No_20_Spacing"><text:span text:style-name="Emphasis"><text:span text:style-name="T2"/></text:span></text:p>
      <text:p text:style-name="No_20_Spacing"><text:span text:style-name="Emphasis"><text:span text:style-name="T2">AddExpr <text:s text:c="5"/>-&gt; MultExpr ( ( '+' | '-' ) MultExpr )* ;</text:span></text:span></text:p>
      <text:p text:style-name="No_20_Spacing"><text:span text:style-name="Emphasis"><text:span text:style-name="T2"/></text:span></text:p>
      <text:p text:style-name="No_20_Spacing"><text:span text:style-name="Emphasis"><text:span text:style-name="T2">MultExpr <text:s text:c="4"/>-&gt; UnaryExpr ( ( '*' | '/' | '%' ) UnaryExpr )* ;</text:span></text:span></text:p>
      <text:p text:style-name="No_20_Spacing"><text:span text:style-name="Emphasis"><text:span text:style-name="T2"/></text:span></text:p>
      <text:p text:style-name="No_20_Spacing"><text:span text:style-name="Emphasis"><text:span text:style-name="T2">UnaryExpr <text:s text:c="3"/>-&gt; ( '+' | '-' | '~' | not )? Atom ;</text:span></text:span></text:p>
      <text:p text:style-name="No_20_Spacing"><text:span text:style-name="Emphasis"><text:span text:style-name="T2"/></text:span></text:p>
      <text:p text:style-name="No_20_Spacing"><text:span text:style-name="Emphasis"><text:span text:style-name="T2">Atom <text:s text:c="8"/>-&gt; LabelExpr</text:span></text:span></text:p>
      <text:p text:style-name="No_20_Spacing"><text:span text:style-name="Emphasis"><text:span text:style-name="T2"><text:s text:c="14"/>| BoolConst</text:span></text:span></text:p>
      <text:p text:style-name="No_20_Spacing"><text:span text:style-name="Emphasis"><text:span text:style-name="T2"><text:s text:c="14"/>| IntConst</text:span></text:span></text:p>
      <text:p text:style-name="No_20_Spacing"><text:span text:style-name="Emphasis"><text:span text:style-name="T2"><text:s text:c="14"/>| '(' LogOrExpr ')' ;</text:span></text:span></text:p>
      <text:p text:style-name="No_20_Spacing"><text:span text:style-name="Emphasis"><text:span text:style-name="T2"/></text:span></text:p>
      <text:p text:style-name="No_20_Spacing"><text:span text:style-name="Emphasis"><text:span text:style-name="T2">LabelExpr <text:s text:c="3"/>-&gt; Label</text:span></text:span></text:p>
      <text:p text:style-name="No_20_Spacing"><text:span text:style-name="Emphasis"><text:span text:style-name="T2"><text:s text:c="14"/>| Label '[' OrExpr ']'</text:span></text:span></text:p>
      <text:p text:style-name="No_20_Spacing"><text:span text:style-name="Emphasis"><text:span text:style-name="T2"><text:s text:c="14"/>| Label '(' LogOrExpr# ')'</text:span></text:span></text:p>
      <text:p text:style-name="No_20_Spacing"><text:span text:style-name="Emphasis"><text:span text:style-name="T2"><text:s text:c="14"/>| Label '.' Label</text:span></text:span></text:p>
      <text:p text:style-name="No_20_Spacing"><text:span text:style-name="Emphasis"><text:span text:style-name="T2"><text:s text:c="14"/>| Label '.' Label '[' OrExpr ']'</text:span></text:span></text:p>
      <text:p text:style-name="No_20_Spacing"><text:span text:style-name="Emphasis"><text:span text:style-name="T2"><text:s text:c="14"/>| Label '.' Label '(' LogOrExpr# ')' ;</text:span></text:span></text:p>
      <text:p text:style-name="No_20_Spacing"><text:span text:style-name="Emphasis"><text:span text:style-name="T2"/></text:span></text:p>
      <text:p text:style-name="No_20_Spacing"><text:span text:style-name="Emphasis"><text:span text:style-name="T2">Label <text:s text:c="7"/>-&gt; [a-zA-Z][a-zA-Z0-9_]* ;</text:span></text:span></text:p>
      <text:p text:style-name="No_20_Spacing"><text:span text:style-name="Emphasis"><text:span text:style-name="T2"/></text:span></text:p>
      <text:p text:style-name="No_20_Spacing"><text:span text:style-name="Emphasis"><text:span text:style-name="T2">BoolConst <text:s text:c="3"/>-&gt; true | false ;</text:span></text:span></text:p>
      <text:p text:style-name="No_20_Spacing"><text:span text:style-name="Emphasis"><text:span text:style-name="T2"/></text:span></text:p>
      <text:p text:style-name="No_20_Spacing"><text:span text:style-name="Emphasis"><text:span text:style-name="T2">IntConst <text:s text:c="4"/>-&gt; BinConst | OctConst | DecConst | HexConst | CharConst ;</text:span></text:span></text:p>
      <text:p text:style-name="No_20_Spacing"><text:span text:style-name="Emphasis"><text:span text:style-name="T2"/></text:span></text:p>
      <text:p text:style-name="No_20_Spacing"><text:span text:style-name="Emphasis"><text:span text:style-name="T2">DecConst <text:s text:c="4"/>-&gt; [0-9][0-9_]* ;</text:span></text:span></text:p>
      <text:p text:style-name="No_20_Spacing"><text:span text:style-name="Emphasis"><text:span text:style-name="T2"/></text:span></text:p>
      <text:p text:style-name="No_20_Spacing"><text:span text:style-name="Emphasis"><text:span text:style-name="T2">BinConst <text:s text:c="4"/>-&gt; 0b [01_]+ ;</text:span></text:span></text:p>
      <text:p text:style-name="No_20_Spacing"><text:span text:style-name="Emphasis"><text:span text:style-name="T2"/></text:span></text:p>
      <text:p text:style-name="No_20_Spacing"><text:span text:style-name="Emphasis"><text:span text:style-name="T2">OctConst <text:s text:c="4"/>-&gt; 0o [0-7_]+ ;</text:span></text:span></text:p>
      <text:p text:style-name="No_20_Spacing"><text:span text:style-name="Emphasis"><text:span text:style-name="T2"/></text:span></text:p>
      <text:p text:style-name="No_20_Spacing"><text:span text:style-name="Emphasis"><text:span text:style-name="T2">HexConst <text:s text:c="4"/>-&gt; 0x [0-9a-fA-F_]+ ;</text:span></text:span></text:p>
      <text:p text:style-name="No_20_Spacing"><text:span text:style-name="Emphasis"><text:span text:style-name="T2"/></text:span></text:p>
      <text:p text:style-name="No_20_Spacing"><text:span text:style-name="Emphasis"><text:span text:style-name="T2">StringConst <text:s/>-&gt; '"' ascii_text '"' ;</text:span></text:span></text:p>
      <text:p text:style-name="No_20_Spacing"><text:span text:style-name="Emphasis"><text:span text:style-name="T2"/></text:span></text:p>
      <text:p text:style-name="No_20_Spacing"><text:span text:style-name="Emphasis"><text:span text:style-name="T2">CharConst <text:s text:c="3"/>-&gt; ''' ascii_char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Emphasis" style:family="text">
      <style:text-properties style:font-name="Courier New" fo:font-style="italic" fo:font-weight="bold" style:font-style-asian="italic" style:font-weight-asian="bold" style:font-name-complex="Courier New1" style:font-style-complex="italic"/>
    </style:style>
    <style:style style:name="ListLabel_20_1" style:display-name="ListLabel 1" style:family="text"/>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Miny18 Programmer’s Manual <text:s text:c="2"/>V1.3</text:p>
      </style:footer>
    </style:master-page>
    <style:master-page style:name="Converted1" style:page-layout-name="Mpm2">
      <style:footer>
        <text:p text:style-name="Footer">Miny18 Programmer’s Manual <text:s text:c="2"/>V1.3<text:tab/><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Christle</meta:initial-creator>
    <dc:creator>Mike Christle</dc:creator>
    <meta:editing-cycles>53</meta:editing-cycles>
    <meta:print-date>2023-05-13T11:53:59.98</meta:print-date>
    <meta:creation-date>2020-08-09T16:34:00</meta:creation-date>
    <dc:date>2023-05-13T11:55:17.76</dc:date>
    <meta:editing-duration>PT12M28S</meta:editing-duration>
    <meta:generator>OpenOffice/4.1.14$Win32 OpenOffice.org_project/4114m1$Build-9811</meta:generator>
    <meta:printed-by>Mike Christle</meta:printed-by>
    <meta:document-statistic meta:table-count="14" meta:image-count="1" meta:object-count="0" meta:page-count="15" meta:paragraph-count="393" meta:word-count="2753" meta:character-count="16221"/>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